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5" style:family="paragraph" style:parent-style-name="Footer">
      <style:text-properties officeooo:paragraph-rsid="004274bc"/>
    </style:style>
    <style:style style:name="P36" style:family="paragraph" style:parent-style-name="Footer">
      <style:text-properties officeooo:paragraph-rsid="0096b4e2"/>
    </style:style>
    <style:style style:name="P37" style:family="paragraph" style:parent-style-name="Footer">
      <style:text-properties officeooo:rsid="001f8a2d" officeooo:paragraph-rsid="00bd36bc"/>
    </style:style>
    <style:style style:name="P38" style:family="paragraph" style:parent-style-name="Footer">
      <style:text-properties officeooo:rsid="001f8a2d" officeooo:paragraph-rsid="002b33ed"/>
    </style:style>
    <style:style style:name="P39" style:family="paragraph" style:parent-style-name="Footer">
      <style:text-properties officeooo:rsid="0096b4e2" officeooo:paragraph-rsid="0096b4e2"/>
    </style:style>
    <style:style style:name="P40" style:family="paragraph" style:parent-style-name="Footer">
      <style:text-properties officeooo:rsid="011350d1" officeooo:paragraph-rsid="011350d1"/>
    </style:style>
    <style:style style:name="P41" style:family="paragraph" style:parent-style-name="Footer">
      <style:text-properties officeooo:paragraph-rsid="00c384cf"/>
    </style:style>
    <style:style style:name="P42" style:family="paragraph" style:parent-style-name="Footer">
      <style:paragraph-properties fo:text-align="start" style:justify-single-word="false"/>
      <style:text-properties officeooo:paragraph-rsid="0211dd7e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text-properties officeooo:rsid="0242edd8" officeooo:paragraph-rsid="0242edd8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paragraph-properties fo:text-align="end" style:justify-single-word="false"/>
      <style:text-properties officeooo:paragraph-rsid="00d4df5c"/>
    </style:style>
    <style:style style:name="P49" style:family="paragraph" style:parent-style-name="Footer">
      <style:text-properties officeooo:paragraph-rsid="00d4df5c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0a59a60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paragraph-rsid="030c4d7d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6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6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paragraph-properties fo:text-align="start" style:justify-single-word="false"/>
      <style:text-properties officeooo:paragraph-rsid="02a56131"/>
    </style:style>
    <style:style style:name="P76" style:family="paragraph" style:parent-style-name="Header">
      <style:paragraph-properties fo:text-align="center" style:justify-single-word="false"/>
      <style:text-properties officeooo:paragraph-rsid="00ab054e"/>
    </style:style>
    <style:style style:name="P77" style:family="paragraph" style:parent-style-name="Header">
      <style:paragraph-properties fo:text-align="center" style:justify-single-word="false"/>
      <style:text-properties officeooo:paragraph-rsid="00c10aa6"/>
    </style:style>
    <style:style style:name="P78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0" style:family="paragraph" style:parent-style-name="_5f_Header_20_G_20_page_20_impaire_20__28_D_29_">
      <style:text-properties officeooo:paragraph-rsid="01259ec2"/>
    </style:style>
    <style:style style:name="P81" style:family="paragraph" style:parent-style-name="_5f_Header_20_G_20_page_20_impaire_20__28_D_29_">
      <style:text-properties officeooo:paragraph-rsid="00c87b35"/>
    </style:style>
    <style:style style:name="P8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remier_5f_Titre_5f_Exercices_5f_avec_5f_Num_5f_Exo_5f_sans_5f_Titre" style:master-page-name="_36__5f_3_5f_SERIE_5f_G_5f_GAUCHE_5f_ET_5f_DROITE_5f_1COL">
      <style:paragraph-properties style:page-number="219" fo:break-before="auto" fo:break-after="auto" text:number-lines="true" text:line-number="1"/>
    </style:style>
    <style:style style:name="P107" style:family="paragraph">
      <style:paragraph-properties fo:text-align="center"/>
    </style:style>
    <style:style style:name="P10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solid" draw:fill-color="#d7e12c"/>
    </style:style>
    <style:style style:name="P11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5" style:family="paragraph">
      <loext:graphic-properties draw:fill="solid" draw:fill-color="#7fb241"/>
    </style:style>
    <style:style style:name="P116" style:family="paragraph">
      <loext:graphic-properties draw:fill="solid" draw:fill-color="#1ca2b8"/>
    </style:style>
    <style:style style:name="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62e4e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b38d1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3802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e8c32a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style:paragraph-properties fo:margin-left="0cm" fo:margin-right="0cm" fo:margin-top="0cm" fo:margin-bottom="0cm" fo:line-height="100%" fo:text-indent="0cm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cm" fo:margin-right="0cm" fo:margin-top="0cm" fo:margin-bottom="0cm" fo:line-height="100%" fo:text-indent="0cm" style:writing-mode="lr-tb"/>
    </style:style>
    <style:style style:name="P1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54f64f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37" style:family="text">
      <style:text-properties fo:font-variant="small-caps" officeooo:rsid="007d7a6f"/>
    </style:style>
    <style:style style:name="T38" style:family="text">
      <style:text-properties fo:font-variant="small-caps" officeooo:rsid="0096b4e2"/>
    </style:style>
    <style:style style:name="T39" style:family="text">
      <style:text-properties fo:font-variant="small-caps" officeooo:rsid="00a847d5"/>
    </style:style>
    <style:style style:name="T40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57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58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59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60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61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2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3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4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6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70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1" style:family="text">
      <style:text-properties fo:font-variant="small-caps" fo:color="#9d0f89" loext:opacity="100%" style:font-name="Bitstream Vera Sans" fo:font-size="16pt" fo:font-weight="bold" officeooo:rsid="01a13e78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0a59037"/>
    </style:style>
    <style:style style:name="T149" style:family="text">
      <style:text-properties officeooo:rsid="0096b4e2"/>
    </style:style>
    <style:style style:name="T150" style:family="text">
      <style:text-properties officeooo:rsid="0032e83a"/>
    </style:style>
    <style:style style:name="T151" style:family="text">
      <style:text-properties officeooo:rsid="002b33ed"/>
    </style:style>
    <style:style style:name="T152" style:family="text">
      <style:text-properties officeooo:rsid="008d016c"/>
    </style:style>
    <style:style style:name="T153" style:family="text">
      <style:text-properties officeooo:rsid="01fe03f2"/>
    </style:style>
    <style:style style:name="T154" style:family="text">
      <style:text-properties officeooo:rsid="010c4d3a"/>
    </style:style>
    <style:style style:name="T155" style:family="text">
      <style:text-properties officeooo:rsid="00b6801f"/>
    </style:style>
    <style:style style:name="T156" style:family="text">
      <style:text-properties fo:font-size="16pt" style:font-size-asian="16pt" style:font-size-complex="16pt"/>
    </style:style>
    <style:style style:name="T157" style:family="text">
      <style:text-properties officeooo:rsid="01f8729d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60d7ef"/>
    </style:style>
    <style:style style:name="T162" style:family="text">
      <style:text-properties officeooo:rsid="02735980"/>
    </style:style>
    <style:style style:name="T163" style:family="text">
      <style:text-properties officeooo:rsid="02757f12"/>
    </style:style>
    <style:style style:name="T164" style:family="text">
      <style:text-properties officeooo:rsid="0272f9e5"/>
    </style:style>
    <style:style style:name="T165" style:family="text">
      <style:text-properties officeooo:rsid="026ec296"/>
    </style:style>
    <style:style style:name="T166" style:family="text">
      <style:text-properties officeooo:rsid="0268e0aa"/>
    </style:style>
    <style:style style:name="T167" style:family="text">
      <style:text-properties officeooo:rsid="0072f07f"/>
    </style:style>
    <style:style style:name="T168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9" style:family="text">
      <style:text-properties officeooo:rsid="014407b5"/>
    </style:style>
    <style:style style:name="T170" style:family="text">
      <style:text-properties officeooo:rsid="00a59a60"/>
    </style:style>
    <style:style style:name="T171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officeooo:rsid="0334a5be"/>
    </style:style>
    <style:style style:name="T177" style:family="text">
      <style:text-properties officeooo:rsid="0315af39"/>
    </style:style>
    <style:style style:name="T178" style:family="text">
      <style:text-properties officeooo:rsid="00a4cf55"/>
    </style:style>
    <style:style style:name="T179" style:family="text">
      <style:text-properties officeooo:rsid="009e3fdd"/>
    </style:style>
    <style:style style:name="T180" style:family="text"/>
    <style:style style:name="T18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dash" draw:stroke-dash="Dot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38d19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d3802c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802c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38d19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8c32a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Concave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cm" svg:stroke-color="#000000" draw:marker-start="Concave" draw:marker-start-width="0.3cm" draw:marker-start-center="false" draw:marker-end="Concave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Concave" draw:marker-start-width="0.199cm" draw:marker-start-center="false" draw:marker-end="Concav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8" style:family="graphic">
      <style:graphic-properties draw:stroke="dash" draw:stroke-dash="Dot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49cm" svg:stroke-color="#ff660d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Dot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1" style:family="graphic">
      <style:graphic-properties draw:stroke="dash" draw:stroke-dash="Dot" svg:stroke-width="0.049cm" svg:stroke-color="#7fb2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ot" svg:stroke-width="0.049cm" svg:stroke-color="#7fb2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49cm" svg:stroke-color="#9d0f89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4" style:family="graphic">
      <style:graphic-properties draw:stroke="dash" draw:stroke-dash="Dot" svg:stroke-width="0.049cm" svg:stroke-color="#9d0f89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000000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4" draw:z-index="367" draw:name="Shape3_40" draw:style-name="gr1" draw:text-style-name="P107" svg:x1="7.232cm" svg:y1="1.436cm" svg:x2="21.996cm" svg:y2="1.36cm">
        <text:p/>
      </draw:line>
      <draw:line text:anchor-type="page" text:anchor-page-number="3" draw:z-index="366" draw:name="Shape3_12" draw:style-name="gr1" draw:text-style-name="P107" svg:x1="7.232cm" svg:y1="1.436cm" svg:x2="21.996cm" svg:y2="1.36cm">
        <text:p/>
      </draw:line>
      <draw:line text:anchor-type="page" text:anchor-page-number="2" draw:z-index="365" draw:name="Shape3_0" draw:style-name="gr1" draw:text-style-name="P107" svg:x1="7.232cm" svg:y1="1.436cm" svg:x2="21.996cm" svg:y2="1.36cm">
        <text:p/>
      </draw:line>
      <draw:frame text:anchor-type="page" text:anchor-page-number="2" draw:z-index="19" draw:name="Shape2_0" draw:style-name="gr19" draw:text-style-name="P119" svg:width="3.918cm" svg:height="1.031cm" draw:transform="rotate (0.0876155284501153) translate (0.137583333333333cm 0.342194444444444cm)">
        <draw:text-box>
          <text:p text:style-name="P107"><text:span text:style-name="T182">Fiche supplémentaire</text:span></text:p>
        </draw:text-box>
      </draw:frame>
      <draw:frame text:anchor-type="page" text:anchor-page-number="1" draw:z-index="18" draw:name="Shape2_1" draw:style-name="gr19" draw:text-style-name="P119" svg:width="3.918cm" svg:height="1.031cm" draw:transform="rotate (0.0876155284501153) translate (0.137583333333333cm 0.342194444444444cm)">
        <draw:text-box>
          <text:p text:style-name="P107"><text:span text:style-name="T182">Fiche supplémentaire</text:span></text:p>
        </draw:text-box>
      </draw:frame>
      <draw:frame text:anchor-type="page" text:anchor-page-number="4" draw:z-index="17" draw:name="Shape8_2" draw:style-name="gr20" draw:text-style-name="P114" svg:width="2.703cm" svg:height="0.715cm" draw:transform="rotate (0.0872664625997165) translate (1.32644444444444cm 1.21884722222222cm)">
        <draw:text-box>
          <text:p text:style-name="P107"><text:span text:style-name="T181">Série 3</text:span></text:p>
        </draw:text-box>
      </draw:frame>
      <draw:frame text:anchor-type="page" text:anchor-page-number="2" draw:z-index="16" draw:name="Shape8_1" draw:style-name="gr20" draw:text-style-name="P114" svg:width="2.703cm" svg:height="0.715cm" draw:transform="rotate (0.0872664625997165) translate (1.32644444444444cm 1.21884722222222cm)">
        <draw:text-box>
          <text:p text:style-name="P107"><text:span text:style-name="T181">Série 3</text:span></text:p>
        </draw:text-box>
      </draw:frame>
      <draw:frame text:anchor-type="page" text:anchor-page-number="1" draw:z-index="15" draw:name="Shape8_0" draw:style-name="gr20" draw:text-style-name="P114" svg:width="2.703cm" svg:height="0.715cm" draw:transform="rotate (0.0872664625997165) translate (1.32644444444444cm 1.21884722222222cm)">
        <draw:text-box>
          <text:p text:style-name="P107"><text:span text:style-name="T181">Série 3</text:span></text:p>
        </draw:text-box>
      </draw:frame>
      <draw:path text:anchor-type="page" text:anchor-page-number="2" draw:z-index="14" draw:name="Shape7_2" draw:style-name="gr21" draw:text-style-name="P116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13" draw:name="Shape7_1" draw:style-name="gr21" draw:text-style-name="P116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12" draw:name="Shape7_0" draw:style-name="gr21" draw:text-style-name="P116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11" draw:name="Shape3" draw:style-name="gr1" draw:text-style-name="P107" svg:x1="7.232cm" svg:y1="1.436cm" svg:x2="21.996cm" svg:y2="1.36cm">
        <text:p/>
      </draw:line>
      <draw:frame text:anchor-type="page" text:anchor-page-number="3" draw:z-index="10" draw:name="Shape8" draw:style-name="gr20" draw:text-style-name="P114" svg:width="2.703cm" svg:height="0.715cm" draw:transform="rotate (0.0872664625997165) translate (1.32644444444444cm 1.21884722222222cm)">
        <draw:text-box>
          <text:p text:style-name="P107"><text:span text:style-name="T181">Série 3</text:span></text:p>
        </draw:text-box>
      </draw:frame>
      <draw:path text:anchor-type="page" text:anchor-page-number="3" draw:z-index="9" draw:name="Shape7" draw:style-name="gr21" draw:text-style-name="P116" svg:width="4.329cm" svg:height="2.24cm" svg:x="0cm" svg:y="0cm" svg:viewBox="0 0 4330 2241" svg:d="M0 2241l3984-288c209-15 363-168 345-342l-170-1611h-4159z">
        <text:p/>
      </draw:path>
      <text:list xml:id="list3486818968" text:style-name="_5f_Numérotation_20_des_20_exercices">
        <text:list-item text:start-value="1">
          <text:h text:style-name="P106" text:outline-level="1" text:restart-numbering="true" text:start-value="1"><text:span text:style-name="_5f_Caractères">Trace ci-dessous un patron d’une boîte cubique d’arête 0,3 dm.</text:span></text:h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55044175430152" text:continue-numbering="true" text:style-name="_5f_Numérotation_20_des_20_exercices">
        <text:list-item>
          <text:h text:style-name="_5f_Titre_5f_Exercices_5f_sans_5f_Titre" text:outline-level="1"><text:span text:style-name="_5f_Caractères">En observant les deux vues du cube ci-dessous, complète le patron :</text:span></text:h>
        </text:list-item>
      </text:list>
      <text:h text:style-name="_5f_Paragraphe" text:outline-level="1"><draw:g text:anchor-type="paragraph" draw:z-index="1" draw:name="Shape19" draw:style-name="gr22"><draw:line draw:style-name="gr24" draw:text-style-name="P120" svg:x1="0.002cm" svg:y1="1.109cm" svg:x2="0.002cm" svg:y2="4.151cm"><text:p/></draw:line><draw:line draw:style-name="gr24" draw:text-style-name="P120" svg:x1="0.002cm" svg:y1="1.109cm" svg:x2="3.044cm" svg:y2="1.109cm"><text:p/></draw:line><draw:line draw:style-name="gr24" draw:text-style-name="P120" svg:x1="3.046cm" svg:y1="4.151cm" svg:x2="3.046cm" svg:y2="1.109cm"><text:p/></draw:line><draw:line draw:style-name="gr24" draw:text-style-name="P120" svg:x1="3.044cm" svg:y1="4.151cm" svg:x2="0.002cm" svg:y2="4.151cm"><text:p/></draw:line><draw:line draw:style-name="gr23" draw:text-style-name="P120" svg:x1="0.762cm" svg:y1="1.109cm" svg:x2="0.762cm" svg:y2="4.151cm"><text:p/></draw:line><draw:line draw:style-name="gr23" draw:text-style-name="P120" svg:x1="1.523cm" svg:y1="1.109cm" svg:x2="1.523cm" svg:y2="4.151cm"><text:p/></draw:line><draw:line draw:style-name="gr23" draw:text-style-name="P120" svg:x1="2.284cm" svg:y1="1.109cm" svg:x2="2.284cm" svg:y2="4.151cm"><text:p/></draw:line><draw:line draw:style-name="gr23" draw:text-style-name="P120" svg:x1="3.044cm" svg:y1="1.868cm" svg:x2="0.002cm" svg:y2="1.868cm"><text:p/></draw:line><draw:line draw:style-name="gr23" draw:text-style-name="P120" svg:x1="3.044cm" svg:y1="2.63cm" svg:x2="0.002cm" svg:y2="2.63cm"><text:p/></draw:line><draw:line draw:style-name="gr23" draw:text-style-name="P120" svg:x1="3.044cm" svg:y1="3.391cm" svg:x2="0.002cm" svg:y2="3.391cm"><text:p/></draw:line><draw:line draw:style-name="gr24" draw:text-style-name="P120" svg:x1="0.002cm" svg:y1="1.109cm" svg:x2="0.762cm" svg:y2="-0.032cm"><text:p/></draw:line><draw:line draw:style-name="gr24" draw:text-style-name="P120" svg:x1="3.046cm" svg:y1="1.109cm" svg:x2="3.806cm" svg:y2="-0.032cm"><text:p/></draw:line><draw:line draw:style-name="gr24" draw:text-style-name="P120" svg:x1="3.046cm" svg:y1="4.151cm" svg:x2="3.806cm" svg:y2="3.01cm"><text:p/></draw:line><draw:line draw:style-name="gr24" draw:text-style-name="P120" svg:x1="3.804cm" svg:y1="3.01cm" svg:x2="3.804cm" svg:y2="-0.032cm"><text:p/></draw:line><draw:line draw:style-name="gr24" draw:text-style-name="P120" svg:x1="0.762cm" svg:y1="-0.032cm" svg:x2="3.804cm" svg:y2="-0.032cm"><text:p/></draw:line><draw:line draw:style-name="gr23" draw:text-style-name="P120" svg:x1="0.762cm" svg:y1="1.109cm" svg:x2="1.522cm" svg:y2="-0.032cm"><text:p/></draw:line><draw:line draw:style-name="gr23" draw:text-style-name="P120" svg:x1="1.523cm" svg:y1="1.109cm" svg:x2="2.283cm" svg:y2="-0.032cm"><text:p/></draw:line><draw:line draw:style-name="gr23" draw:text-style-name="P120" svg:x1="2.284cm" svg:y1="1.109cm" svg:x2="3.044cm" svg:y2="-0.032cm"><text:p/></draw:line><draw:line draw:style-name="gr23" draw:text-style-name="P120" svg:x1="3.046cm" svg:y1="1.87cm" svg:x2="3.806cm" svg:y2="0.729cm"><text:p/></draw:line><draw:line draw:style-name="gr23" draw:text-style-name="P120" svg:x1="3.046cm" svg:y1="2.628cm" svg:x2="3.806cm" svg:y2="1.487cm"><text:p/></draw:line><draw:line draw:style-name="gr23" draw:text-style-name="P120" svg:x1="3.046cm" svg:y1="3.39cm" svg:x2="3.806cm" svg:y2="2.249cm"><text:p/></draw:line><draw:line draw:style-name="gr23" draw:text-style-name="P120" svg:x1="3.424cm" svg:y1="0.501cm" svg:x2="0.382cm" svg:y2="0.501cm"><text:p/></draw:line><draw:line draw:style-name="gr23" draw:text-style-name="P120" svg:x1="3.236cm" svg:y1="0.811cm" svg:x2="0.194cm" svg:y2="0.811cm"><text:p/></draw:line><draw:line draw:style-name="gr23" draw:text-style-name="P120" svg:x1="3.59cm" svg:y1="0.229cm" svg:x2="0.548cm" svg:y2="0.229cm"><text:p/></draw:line><draw:line draw:style-name="gr23" draw:text-style-name="P120" svg:x1="3.236cm" svg:y1="0.811cm" svg:x2="3.236cm" svg:y2="3.853cm"><text:p/></draw:line><draw:line draw:style-name="gr23" draw:text-style-name="P120" svg:x1="3.439cm" svg:y1="0.565cm" svg:x2="3.439cm" svg:y2="3.607cm"><text:p/></draw:line><draw:line draw:style-name="gr23" draw:text-style-name="P120" svg:x1="3.637cm" svg:y1="0.253cm" svg:x2="3.637cm" svg:y2="3.295cm"><text:p/></draw:line><draw:polygon draw:style-name="gr46" draw:text-style-name="P127" svg:width="0.759cm" svg:height="1.52cm" svg:x="0.002cm" svg:y="1.868cm" svg:viewBox="0 0 760 1521" draw:points="0,0 760,760 0,1521"><text:p/></draw:polygon><draw:polygon draw:style-name="gr46" draw:text-style-name="P127" svg:width="1.52cm" svg:height="0.759cm" svg:x="0.762cm" svg:y="3.391cm" svg:viewBox="0 0 1521 760" draw:points="0,760 760,0 1521,760"><text:p/></draw:polygon><draw:polygon draw:style-name="gr46" draw:text-style-name="P127" svg:width="0.759cm" svg:height="1.52cm" svg:x="2.284cm" svg:y="1.868cm" svg:viewBox="0 0 760 1521" draw:points="760,1521 0,760 760,0"><text:p/></draw:polygon><draw:polygon draw:style-name="gr46" draw:text-style-name="P127" svg:width="1.52cm" svg:height="0.759cm" svg:x="0.762cm" svg:y="1.109cm" svg:viewBox="0 0 1521 760" draw:points="1521,0 760,760 0,0"><text:p/></draw:polygon><draw:polygon draw:style-name="gr46" draw:text-style-name="P127" svg:width="2.052cm" svg:height="0.88cm" svg:x="0.231cm" svg:y="0.229cm" svg:viewBox="0 0 2053 881" draw:points="532,881 2053,881 380,0 0,576"><text:p/></draw:polygon><draw:polygon draw:style-name="gr46" draw:text-style-name="P127" svg:width="2.357cm" svg:height="0.531cm" svg:x="0.612cm" svg:y="-0.032cm" svg:viewBox="0 0 2358 532" draw:points="532,532 2358,0 760,0 0,228"><text:p/></draw:polygon><draw:polygon draw:style-name="gr46" draw:text-style-name="P127" svg:width="1.453cm" svg:height="0.607cm" svg:x="1.751cm" svg:y="0.501cm" svg:viewBox="0 0 1454 608" draw:points="532,608 1454,310 961,0 0,304"><text:p/></draw:polygon><draw:polygon draw:style-name="gr46" draw:text-style-name="P127" svg:width="1.458cm" svg:height="0.501cm" svg:x="2.131cm" svg:y="-0.032cm" svg:viewBox="0 0 1459 502" draw:points="565,502 1459,260 837,0 0,260"><text:p/></draw:polygon><draw:polygon draw:style-name="gr46" draw:text-style-name="P127" svg:width="0.836cm" svg:height="0.537cm" svg:x="2.741cm" svg:y="0.273cm" svg:viewBox="0 0 837 538" draw:points="496,538 0,228 837,0"><text:p/></draw:polygon><draw:polygon draw:style-name="gr46" draw:text-style-name="P127" svg:width="0.592cm" svg:height="2.338cm" svg:x="3.046cm" svg:y="0.253cm" svg:viewBox="0 0 593 2339" draw:points="0,1608 31,2339 593,0 192,618"><text:p/></draw:polygon><draw:polygon draw:style-name="gr46" draw:text-style-name="P127" svg:width="0.137cm" svg:height="1.52cm" svg:x="3.667cm" svg:y="0.729cm" svg:viewBox="0 0 138 1521" draw:points="138,1521 0,999 138,0"><text:p/></draw:polygon><draw:polygon draw:style-name="gr46" draw:text-style-name="P127" svg:width="0.416cm" svg:height="1.035cm" svg:x="3.236cm" svg:y="2.817cm" svg:viewBox="0 0 417 1036" draw:points="0,1036 204,0 417,421"><text:p/></draw:polygon></draw:g><draw:g text:anchor-type="paragraph" draw:z-index="2" draw:name="Shape20" draw:style-name="gr22"><draw:line draw:style-name="gr24" draw:text-style-name="P120" svg:x1="4.281cm" svg:y1="1.143cm" svg:x2="4.281cm" svg:y2="4.142cm"><text:p/></draw:line><draw:line draw:style-name="gr24" draw:text-style-name="P120" svg:x1="4.281cm" svg:y1="1.143cm" svg:x2="7.28cm" svg:y2="1.143cm"><text:p/></draw:line><draw:line draw:style-name="gr24" draw:text-style-name="P120" svg:x1="7.28cm" svg:y1="4.142cm" svg:x2="7.28cm" svg:y2="1.143cm"><text:p/></draw:line><draw:line draw:style-name="gr24" draw:text-style-name="P120" svg:x1="7.28cm" svg:y1="4.141cm" svg:x2="4.281cm" svg:y2="4.141cm"><text:p/></draw:line><draw:line draw:style-name="gr23" draw:text-style-name="P120" svg:x1="5.031cm" svg:y1="1.143cm" svg:x2="5.031cm" svg:y2="4.142cm"><text:p/></draw:line><draw:line draw:style-name="gr23" draw:text-style-name="P120" svg:x1="5.781cm" svg:y1="1.143cm" svg:x2="5.781cm" svg:y2="4.142cm"><text:p/></draw:line><draw:line draw:style-name="gr23" draw:text-style-name="P120" svg:x1="6.53cm" svg:y1="1.143cm" svg:x2="6.53cm" svg:y2="4.142cm"><text:p/></draw:line><draw:line draw:style-name="gr23" draw:text-style-name="P120" svg:x1="7.28cm" svg:y1="1.892cm" svg:x2="4.281cm" svg:y2="1.892cm"><text:p/></draw:line><draw:line draw:style-name="gr23" draw:text-style-name="P120" svg:x1="7.28cm" svg:y1="2.644cm" svg:x2="4.281cm" svg:y2="2.644cm"><text:p/></draw:line><draw:line draw:style-name="gr23" draw:text-style-name="P120" svg:x1="7.28cm" svg:y1="3.392cm" svg:x2="4.281cm" svg:y2="3.392cm"><text:p/></draw:line><draw:line draw:style-name="gr24" draw:text-style-name="P120" svg:x1="4.281cm" svg:y1="1.143cm" svg:x2="5.031cm" svg:y2="0.018cm"><text:p/></draw:line><draw:line draw:style-name="gr24" draw:text-style-name="P120" svg:x1="7.28cm" svg:y1="1.143cm" svg:x2="8.03cm" svg:y2="0.018cm"><text:p/></draw:line><draw:line draw:style-name="gr24" draw:text-style-name="P120" svg:x1="7.28cm" svg:y1="4.143cm" svg:x2="8.03cm" svg:y2="3.018cm"><text:p/></draw:line><draw:line draw:style-name="gr24" draw:text-style-name="P120" svg:x1="8.03cm" svg:y1="3.017cm" svg:x2="8.03cm" svg:y2="0.018cm"><text:p/></draw:line><draw:line draw:style-name="gr24" draw:text-style-name="P120" svg:x1="5.031cm" svg:y1="0.018cm" svg:x2="8.03cm" svg:y2="0.018cm"><text:p/></draw:line><draw:line draw:style-name="gr23" draw:text-style-name="P120" svg:x1="5.031cm" svg:y1="1.143cm" svg:x2="5.781cm" svg:y2="0.018cm"><text:p/></draw:line><draw:line draw:style-name="gr23" draw:text-style-name="P120" svg:x1="5.781cm" svg:y1="1.143cm" svg:x2="6.531cm" svg:y2="0.018cm"><text:p/></draw:line><draw:line draw:style-name="gr23" draw:text-style-name="P120" svg:x1="6.53cm" svg:y1="1.143cm" svg:x2="7.28cm" svg:y2="0.018cm"><text:p/></draw:line><draw:line draw:style-name="gr23" draw:text-style-name="P120" svg:x1="7.28cm" svg:y1="1.894cm" svg:x2="8.03cm" svg:y2="0.769cm"><text:p/></draw:line><draw:line draw:style-name="gr23" draw:text-style-name="P120" svg:x1="7.28cm" svg:y1="2.642cm" svg:x2="8.03cm" svg:y2="1.517cm"><text:p/></draw:line><draw:line draw:style-name="gr23" draw:text-style-name="P120" svg:x1="7.28cm" svg:y1="3.392cm" svg:x2="8.03cm" svg:y2="2.267cm"><text:p/></draw:line><draw:line draw:style-name="gr23" draw:text-style-name="P120" svg:x1="7.655cm" svg:y1="0.545cm" svg:x2="4.656cm" svg:y2="0.545cm"><text:p/></draw:line><draw:line draw:style-name="gr23" draw:text-style-name="P120" svg:x1="7.469cm" svg:y1="0.852cm" svg:x2="4.47cm" svg:y2="0.852cm"><text:p/></draw:line><draw:line draw:style-name="gr23" draw:text-style-name="P120" svg:x1="7.818cm" svg:y1="0.277cm" svg:x2="4.819cm" svg:y2="0.277cm"><text:p/></draw:line><draw:line draw:style-name="gr23" draw:text-style-name="P120" svg:x1="7.469cm" svg:y1="0.852cm" svg:x2="7.469cm" svg:y2="3.851cm"><text:p/></draw:line><draw:line draw:style-name="gr23" draw:text-style-name="P120" svg:x1="7.67cm" svg:y1="0.606cm" svg:x2="7.67cm" svg:y2="3.605cm"><text:p/></draw:line><draw:line draw:style-name="gr23" draw:text-style-name="P120" svg:x1="7.865cm" svg:y1="0.298cm" svg:x2="7.865cm" svg:y2="3.297cm"><text:p/></draw:line><draw:polygon draw:style-name="gr46" draw:text-style-name="P127" svg:width="2.323cm" svg:height="0.524cm" svg:x="4.902cm" svg:y="0.018cm" svg:viewBox="0 0 2324 525" draw:points="531,525 2324,0 879,0 0,257"><text:p/></draw:polygon><draw:polygon draw:style-name="gr46" draw:text-style-name="P127" svg:width="0.886cm" svg:height="0.531cm" svg:x="4.519cm" svg:y="0.277cm" svg:viewBox="0 0 887 532" draw:points="887,268 0,532 383,0"><text:p/></draw:polygon><draw:polygon draw:style-name="gr46" draw:text-style-name="P127" svg:width="0.749cm" svg:height="1.463cm" svg:x="6.53cm" svg:y="1.928cm" svg:viewBox="0 0 750 1464" draw:points="750,0 750,1464 0,714"><text:p/></draw:polygon><draw:polygon draw:style-name="gr46" draw:text-style-name="P127" svg:width="0.749cm" svg:height="1.463cm" svg:x="4.281cm" svg:y="1.928cm" svg:viewBox="0 0 750 1464" draw:points="0,0 0,1464 750,714"><text:p/></draw:polygon><draw:polygon draw:style-name="gr46" draw:text-style-name="P127" svg:width="2.248cm" svg:height="1.498cm" svg:x="4.281cm" svg:y="1.143cm" svg:viewBox="0 0 2249 1499" draw:points="750,1499 2249,0 750,0 0,782"><text:p/></draw:polygon><draw:polygon draw:style-name="gr46" draw:text-style-name="P127" svg:width="2.833cm" svg:height="0.867cm" svg:x="5.031cm" svg:y="0.277cm" svg:viewBox="0 0 2834 868" draw:points="1499,868 2438,574 2834,0 0,868"><text:p/></draw:polygon><draw:polygon draw:style-name="gr46" draw:text-style-name="P127" svg:width="0.56cm" svg:height="1.948cm" svg:x="7.469cm" svg:y="0.318cm" svg:viewBox="0 0 561 1949" draw:points="0,531 561,1949 561,300 411,0"><text:p/></draw:polygon><draw:polygon draw:style-name="gr46" draw:text-style-name="P127" svg:width="0.374cm" svg:height="2.477cm" svg:x="7.28cm" svg:y="0.914cm" svg:viewBox="0 0 375 2478" draw:points="28,1010 0,2478 375,513 189,0"><text:p/></draw:polygon><draw:polygon draw:style-name="gr46" draw:text-style-name="P127" svg:width="0.56cm" svg:height="2.029cm" svg:x="7.469cm" svg:y="1.817cm" svg:viewBox="0 0 561 2030" draw:points="0,2030 396,1436 561,513 375,0"><text:p/></draw:polygon><draw:polygon draw:style-name="gr46" draw:text-style-name="P127" svg:width="2.248cm" svg:height="1.458cm" svg:x="4.281cm" svg:y="2.682cm" svg:viewBox="0 0 2249 1459" draw:points="750,1431 2249,1459 750,0 0,753"><text:p/></draw:polygon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draw:g text:anchor-type="paragraph" draw:z-index="3" draw:name="Shape21" draw:style-name="gr22"><draw:line draw:style-name="gr24" draw:text-style-name="P120" svg:x1="0.266cm" svg:y1="4.387cm" svg:x2="0.266cm" svg:y2="6.352cm"><text:p/></draw:line><draw:line draw:style-name="gr24" draw:text-style-name="P120" svg:x1="2.231cm" svg:y1="6.352cm" svg:x2="0.266cm" svg:y2="6.352cm"><text:p/></draw:line><draw:line draw:style-name="gr24" draw:text-style-name="P120" svg:x1="2.231cm" svg:y1="6.352cm" svg:x2="2.231cm" svg:y2="4.387cm"><text:p/></draw:line><draw:line draw:style-name="gr24" draw:text-style-name="P120" svg:x1="0.266cm" svg:y1="4.387cm" svg:x2="2.231cm" svg:y2="4.387cm"><text:p/></draw:line><draw:line draw:style-name="gr23" draw:text-style-name="P120" svg:x1="0.266cm" svg:y1="4.878cm" svg:x2="2.231cm" svg:y2="4.878cm"><text:p/></draw:line><draw:line draw:style-name="gr23" draw:text-style-name="P120" svg:x1="0.266cm" svg:y1="5.37cm" svg:x2="2.231cm" svg:y2="5.37cm"><text:p/></draw:line><draw:line draw:style-name="gr23" draw:text-style-name="P120" svg:x1="0.266cm" svg:y1="5.863cm" svg:x2="2.231cm" svg:y2="5.863cm"><text:p/></draw:line><draw:line draw:style-name="gr23" draw:text-style-name="P120" svg:x1="1.74cm" svg:y1="6.352cm" svg:x2="1.74cm" svg:y2="4.387cm"><text:p/></draw:line><draw:line draw:style-name="gr23" draw:text-style-name="P120" svg:x1="1.247cm" svg:y1="6.352cm" svg:x2="1.247cm" svg:y2="4.387cm"><text:p/></draw:line><draw:line draw:style-name="gr23" draw:text-style-name="P120" svg:x1="0.758cm" svg:y1="6.352cm" svg:x2="0.758cm" svg:y2="4.387cm"><text:p/></draw:line><draw:line draw:style-name="gr24" draw:text-style-name="P120" svg:x1="2.231cm" svg:y1="4.387cm" svg:x2="2.231cm" svg:y2="6.352cm"><text:p/></draw:line><draw:line draw:style-name="gr24" draw:text-style-name="P120" svg:x1="4.196cm" svg:y1="6.352cm" svg:x2="2.231cm" svg:y2="6.352cm"><text:p/></draw:line><draw:line draw:style-name="gr24" draw:text-style-name="P120" svg:x1="4.196cm" svg:y1="6.352cm" svg:x2="4.196cm" svg:y2="4.387cm"><text:p/></draw:line><draw:line draw:style-name="gr24" draw:text-style-name="P120" svg:x1="2.231cm" svg:y1="4.387cm" svg:x2="4.196cm" svg:y2="4.387cm"><text:p/></draw:line><draw:line draw:style-name="gr23" draw:text-style-name="P120" svg:x1="2.231cm" svg:y1="4.878cm" svg:x2="4.196cm" svg:y2="4.878cm"><text:p/></draw:line><draw:line draw:style-name="gr23" draw:text-style-name="P120" svg:x1="2.231cm" svg:y1="5.37cm" svg:x2="4.196cm" svg:y2="5.37cm"><text:p/></draw:line><draw:line draw:style-name="gr23" draw:text-style-name="P120" svg:x1="2.231cm" svg:y1="5.863cm" svg:x2="4.196cm" svg:y2="5.863cm"><text:p/></draw:line><draw:line draw:style-name="gr23" draw:text-style-name="P120" svg:x1="3.705cm" svg:y1="6.352cm" svg:x2="3.705cm" svg:y2="4.387cm"><text:p/></draw:line><draw:line draw:style-name="gr23" draw:text-style-name="P120" svg:x1="3.212cm" svg:y1="6.352cm" svg:x2="3.212cm" svg:y2="4.387cm"><text:p/></draw:line><draw:line draw:style-name="gr23" draw:text-style-name="P120" svg:x1="2.723cm" svg:y1="6.352cm" svg:x2="2.723cm" svg:y2="4.387cm"><text:p/></draw:line><draw:line draw:style-name="gr24" draw:text-style-name="P120" svg:x1="2.231cm" svg:y1="2.422cm" svg:x2="2.231cm" svg:y2="4.387cm"><text:p/></draw:line><draw:line draw:style-name="gr24" draw:text-style-name="P120" svg:x1="4.196cm" svg:y1="4.387cm" svg:x2="2.231cm" svg:y2="4.387cm"><text:p/></draw:line><draw:line draw:style-name="gr24" draw:text-style-name="P120" svg:x1="4.196cm" svg:y1="4.387cm" svg:x2="4.196cm" svg:y2="2.422cm"><text:p/></draw:line><draw:line draw:style-name="gr24" draw:text-style-name="P120" svg:x1="2.231cm" svg:y1="2.422cm" svg:x2="4.196cm" svg:y2="2.422cm"><text:p/></draw:line><draw:line draw:style-name="gr23" draw:text-style-name="P120" svg:x1="2.231cm" svg:y1="2.913cm" svg:x2="4.196cm" svg:y2="2.913cm"><text:p/></draw:line><draw:line draw:style-name="gr23" draw:text-style-name="P120" svg:x1="2.231cm" svg:y1="3.405cm" svg:x2="4.196cm" svg:y2="3.405cm"><text:p/></draw:line><draw:line draw:style-name="gr23" draw:text-style-name="P120" svg:x1="2.231cm" svg:y1="3.898cm" svg:x2="4.196cm" svg:y2="3.898cm"><text:p/></draw:line><draw:line draw:style-name="gr23" draw:text-style-name="P120" svg:x1="3.705cm" svg:y1="4.387cm" svg:x2="3.705cm" svg:y2="2.422cm"><text:p/></draw:line><draw:line draw:style-name="gr23" draw:text-style-name="P120" svg:x1="3.212cm" svg:y1="4.387cm" svg:x2="3.212cm" svg:y2="2.422cm"><text:p/></draw:line><draw:line draw:style-name="gr23" draw:text-style-name="P120" svg:x1="2.723cm" svg:y1="4.387cm" svg:x2="2.723cm" svg:y2="2.422cm"><text:p/></draw:line><draw:line draw:style-name="gr24" draw:text-style-name="P120" svg:x1="4.196cm" svg:y1="2.422cm" svg:x2="4.196cm" svg:y2="4.387cm"><text:p/></draw:line><draw:line draw:style-name="gr24" draw:text-style-name="P120" svg:x1="6.161cm" svg:y1="4.387cm" svg:x2="4.196cm" svg:y2="4.387cm"><text:p/></draw:line><draw:line draw:style-name="gr24" draw:text-style-name="P120" svg:x1="6.161cm" svg:y1="4.387cm" svg:x2="6.161cm" svg:y2="2.422cm"><text:p/></draw:line><draw:line draw:style-name="gr24" draw:text-style-name="P120" svg:x1="4.196cm" svg:y1="2.422cm" svg:x2="6.161cm" svg:y2="2.422cm"><text:p/></draw:line><draw:line draw:style-name="gr23" draw:text-style-name="P120" svg:x1="4.196cm" svg:y1="2.913cm" svg:x2="6.161cm" svg:y2="2.913cm"><text:p/></draw:line><draw:line draw:style-name="gr23" draw:text-style-name="P120" svg:x1="4.196cm" svg:y1="3.405cm" svg:x2="6.161cm" svg:y2="3.405cm"><text:p/></draw:line><draw:line draw:style-name="gr23" draw:text-style-name="P120" svg:x1="4.196cm" svg:y1="3.898cm" svg:x2="6.161cm" svg:y2="3.898cm"><text:p/></draw:line><draw:line draw:style-name="gr23" draw:text-style-name="P120" svg:x1="5.67cm" svg:y1="4.387cm" svg:x2="5.67cm" svg:y2="2.422cm"><text:p/></draw:line><draw:line draw:style-name="gr23" draw:text-style-name="P120" svg:x1="5.177cm" svg:y1="4.387cm" svg:x2="5.177cm" svg:y2="2.422cm"><text:p/></draw:line><draw:line draw:style-name="gr23" draw:text-style-name="P120" svg:x1="4.688cm" svg:y1="4.387cm" svg:x2="4.688cm" svg:y2="2.422cm"><text:p/></draw:line><draw:line draw:style-name="gr24" draw:text-style-name="P120" svg:x1="4.196cm" svg:y1="4.387cm" svg:x2="4.196cm" svg:y2="2.422cm"><text:p/></draw:line><draw:line draw:style-name="gr24" draw:text-style-name="P120" svg:x1="4.196cm" svg:y1="2.422cm" svg:x2="4.196cm" svg:y2="4.387cm"><text:p/></draw:line><draw:line draw:style-name="gr24" draw:text-style-name="P120" svg:x1="6.161cm" svg:y1="4.387cm" svg:x2="4.196cm" svg:y2="4.387cm"><text:p/></draw:line><draw:line draw:style-name="gr24" draw:text-style-name="P120" svg:x1="6.161cm" svg:y1="4.387cm" svg:x2="6.161cm" svg:y2="2.422cm"><text:p/></draw:line><draw:line draw:style-name="gr24" draw:text-style-name="P120" svg:x1="4.196cm" svg:y1="2.422cm" svg:x2="6.161cm" svg:y2="2.422cm"><text:p/></draw:line><draw:line draw:style-name="gr23" draw:text-style-name="P120" svg:x1="4.196cm" svg:y1="2.913cm" svg:x2="6.161cm" svg:y2="2.913cm"><text:p/></draw:line><draw:line draw:style-name="gr23" draw:text-style-name="P120" svg:x1="4.196cm" svg:y1="3.405cm" svg:x2="6.161cm" svg:y2="3.405cm"><text:p/></draw:line><draw:line draw:style-name="gr23" draw:text-style-name="P120" svg:x1="4.196cm" svg:y1="3.898cm" svg:x2="6.161cm" svg:y2="3.898cm"><text:p/></draw:line><draw:line draw:style-name="gr23" draw:text-style-name="P120" svg:x1="5.67cm" svg:y1="4.387cm" svg:x2="5.67cm" svg:y2="2.422cm"><text:p/></draw:line><draw:line draw:style-name="gr23" draw:text-style-name="P120" svg:x1="5.177cm" svg:y1="4.387cm" svg:x2="5.177cm" svg:y2="2.422cm"><text:p/></draw:line><draw:line draw:style-name="gr23" draw:text-style-name="P120" svg:x1="4.688cm" svg:y1="4.387cm" svg:x2="4.688cm" svg:y2="2.422cm"><text:p/></draw:line><draw:line draw:style-name="gr24" draw:text-style-name="P120" svg:x1="4.196cm" svg:y1="2.422cm" svg:x2="4.196cm" svg:y2="0.457cm"><text:p/></draw:line><draw:line draw:style-name="gr24" draw:text-style-name="P120" svg:x1="4.196cm" svg:y1="0.457cm" svg:x2="4.196cm" svg:y2="2.422cm"><text:p/></draw:line><draw:line draw:style-name="gr24" draw:text-style-name="P120" svg:x1="6.161cm" svg:y1="2.422cm" svg:x2="4.196cm" svg:y2="2.422cm"><text:p/></draw:line><draw:line draw:style-name="gr24" draw:text-style-name="P120" svg:x1="6.161cm" svg:y1="2.422cm" svg:x2="6.161cm" svg:y2="0.457cm"><text:p/></draw:line><draw:line draw:style-name="gr24" draw:text-style-name="P120" svg:x1="4.196cm" svg:y1="0.457cm" svg:x2="6.161cm" svg:y2="0.457cm"><text:p/></draw:line><draw:line draw:style-name="gr23" draw:text-style-name="P120" svg:x1="4.196cm" svg:y1="0.948cm" svg:x2="6.161cm" svg:y2="0.948cm"><text:p/></draw:line><draw:line draw:style-name="gr23" draw:text-style-name="P120" svg:x1="4.196cm" svg:y1="1.44cm" svg:x2="6.161cm" svg:y2="1.44cm"><text:p/></draw:line><draw:line draw:style-name="gr23" draw:text-style-name="P120" svg:x1="4.196cm" svg:y1="1.933cm" svg:x2="6.161cm" svg:y2="1.933cm"><text:p/></draw:line><draw:line draw:style-name="gr23" draw:text-style-name="P120" svg:x1="5.67cm" svg:y1="2.422cm" svg:x2="5.67cm" svg:y2="0.457cm"><text:p/></draw:line><draw:line draw:style-name="gr23" draw:text-style-name="P120" svg:x1="5.177cm" svg:y1="2.422cm" svg:x2="5.177cm" svg:y2="0.457cm"><text:p/></draw:line><draw:line draw:style-name="gr23" draw:text-style-name="P120" svg:x1="4.688cm" svg:y1="2.422cm" svg:x2="4.688cm" svg:y2="0.457cm"><text:p/></draw:line><draw:line draw:style-name="gr24" draw:text-style-name="P120" svg:x1="4.196cm" svg:y1="2.422cm" svg:x2="4.196cm" svg:y2="0.457cm"><text:p/></draw:line><draw:line draw:style-name="gr24" draw:text-style-name="P120" svg:x1="4.196cm" svg:y1="0.457cm" svg:x2="4.196cm" svg:y2="2.422cm"><text:p/></draw:line><draw:line draw:style-name="gr24" draw:text-style-name="P120" svg:x1="6.161cm" svg:y1="2.422cm" svg:x2="4.196cm" svg:y2="2.422cm"><text:p/></draw:line><draw:line draw:style-name="gr24" draw:text-style-name="P120" svg:x1="6.161cm" svg:y1="2.422cm" svg:x2="6.161cm" svg:y2="0.457cm"><text:p/></draw:line><draw:line draw:style-name="gr24" draw:text-style-name="P120" svg:x1="4.196cm" svg:y1="0.457cm" svg:x2="6.161cm" svg:y2="0.457cm"><text:p/></draw:line><draw:line draw:style-name="gr23" draw:text-style-name="P120" svg:x1="4.196cm" svg:y1="0.948cm" svg:x2="6.161cm" svg:y2="0.948cm"><text:p/></draw:line><draw:line draw:style-name="gr23" draw:text-style-name="P120" svg:x1="4.196cm" svg:y1="1.44cm" svg:x2="6.161cm" svg:y2="1.44cm"><text:p/></draw:line><draw:line draw:style-name="gr23" draw:text-style-name="P120" svg:x1="4.196cm" svg:y1="1.933cm" svg:x2="6.161cm" svg:y2="1.933cm"><text:p/></draw:line><draw:line draw:style-name="gr23" draw:text-style-name="P120" svg:x1="5.67cm" svg:y1="2.422cm" svg:x2="5.67cm" svg:y2="0.457cm"><text:p/></draw:line><draw:line draw:style-name="gr23" draw:text-style-name="P120" svg:x1="5.177cm" svg:y1="2.422cm" svg:x2="5.177cm" svg:y2="0.457cm"><text:p/></draw:line><draw:line draw:style-name="gr23" draw:text-style-name="P120" svg:x1="4.688cm" svg:y1="2.422cm" svg:x2="4.688cm" svg:y2="0.457cm"><text:p/></draw:line><draw:line draw:style-name="gr24" draw:text-style-name="P120" svg:x1="6.161cm" svg:y1="2.422cm" svg:x2="6.161cm" svg:y2="0.457cm"><text:p/></draw:line><draw:line draw:style-name="gr24" draw:text-style-name="P120" svg:x1="6.161cm" svg:y1="0.457cm" svg:x2="6.161cm" svg:y2="2.422cm"><text:p/></draw:line><draw:line draw:style-name="gr24" draw:text-style-name="P120" svg:x1="8.126cm" svg:y1="2.422cm" svg:x2="6.161cm" svg:y2="2.422cm"><text:p/></draw:line><draw:line draw:style-name="gr24" draw:text-style-name="P120" svg:x1="8.126cm" svg:y1="2.422cm" svg:x2="8.126cm" svg:y2="0.457cm"><text:p/></draw:line><draw:line draw:style-name="gr24" draw:text-style-name="P120" svg:x1="6.161cm" svg:y1="0.457cm" svg:x2="8.126cm" svg:y2="0.457cm"><text:p/></draw:line><draw:line draw:style-name="gr23" draw:text-style-name="P120" svg:x1="6.161cm" svg:y1="0.948cm" svg:x2="8.126cm" svg:y2="0.948cm"><text:p/></draw:line><draw:line draw:style-name="gr23" draw:text-style-name="P120" svg:x1="6.161cm" svg:y1="1.44cm" svg:x2="8.126cm" svg:y2="1.44cm"><text:p/></draw:line><draw:line draw:style-name="gr23" draw:text-style-name="P120" svg:x1="6.161cm" svg:y1="1.933cm" svg:x2="8.126cm" svg:y2="1.933cm"><text:p/></draw:line><draw:line draw:style-name="gr23" draw:text-style-name="P120" svg:x1="7.635cm" svg:y1="2.422cm" svg:x2="7.635cm" svg:y2="0.457cm"><text:p/></draw:line><draw:line draw:style-name="gr23" draw:text-style-name="P120" svg:x1="7.142cm" svg:y1="2.422cm" svg:x2="7.142cm" svg:y2="0.457cm"><text:p/></draw:line><draw:line draw:style-name="gr23" draw:text-style-name="P120" svg:x1="6.653cm" svg:y1="2.422cm" svg:x2="6.653cm" svg:y2="0.457cm"><text:p/></draw:line><draw:line draw:style-name="gr24" draw:text-style-name="P120" svg:x1="6.161cm" svg:y1="2.422cm" svg:x2="6.161cm" svg:y2="0.457cm"><text:p/></draw:line><draw:line draw:style-name="gr24" draw:text-style-name="P120" svg:x1="6.161cm" svg:y1="0.457cm" svg:x2="6.161cm" svg:y2="2.422cm"><text:p/></draw:line><draw:line draw:style-name="gr24" draw:text-style-name="P120" svg:x1="8.126cm" svg:y1="2.422cm" svg:x2="6.161cm" svg:y2="2.422cm"><text:p/></draw:line><draw:line draw:style-name="gr24" draw:text-style-name="P120" svg:x1="8.126cm" svg:y1="2.422cm" svg:x2="8.126cm" svg:y2="0.457cm"><text:p/></draw:line><draw:line draw:style-name="gr24" draw:text-style-name="P120" svg:x1="6.161cm" svg:y1="0.457cm" svg:x2="8.126cm" svg:y2="0.457cm"><text:p/></draw:line><draw:line draw:style-name="gr23" draw:text-style-name="P120" svg:x1="6.161cm" svg:y1="0.948cm" svg:x2="8.126cm" svg:y2="0.948cm"><text:p/></draw:line><draw:line draw:style-name="gr23" draw:text-style-name="P120" svg:x1="6.161cm" svg:y1="1.44cm" svg:x2="8.126cm" svg:y2="1.44cm"><text:p/></draw:line><draw:line draw:style-name="gr23" draw:text-style-name="P120" svg:x1="6.161cm" svg:y1="1.933cm" svg:x2="8.126cm" svg:y2="1.933cm"><text:p/></draw:line><draw:line draw:style-name="gr23" draw:text-style-name="P120" svg:x1="7.635cm" svg:y1="2.422cm" svg:x2="7.635cm" svg:y2="0.457cm"><text:p/></draw:line><draw:line draw:style-name="gr23" draw:text-style-name="P120" svg:x1="7.142cm" svg:y1="2.422cm" svg:x2="7.142cm" svg:y2="0.457cm"><text:p/></draw:line><draw:line draw:style-name="gr23" draw:text-style-name="P120" svg:x1="6.653cm" svg:y1="2.422cm" svg:x2="6.653cm" svg:y2="0.457cm"><text:p/></draw:line><draw:polygon draw:style-name="gr46" draw:text-style-name="P127" svg:width="0.981cm" svg:height="0.49cm" svg:x="4.688cm" svg:y="1.933cm" svg:viewBox="0 0 982 491" draw:points="0,491 491,0 982,491"><text:p/></draw:polygon><draw:polygon draw:style-name="gr46" draw:text-style-name="P127" svg:width="1.473cm" svg:height="1.473cm" svg:x="2.231cm" svg:y="2.913cm" svg:viewBox="0 0 1474 1474" draw:points="491,1474 1474,1474 0,0 0,982"><text:p/></draw:polygon><draw:polygon draw:style-name="gr46" draw:text-style-name="P127" svg:width="1.473cm" svg:height="1.473cm" svg:x="2.723cm" svg:y="2.422cm" svg:viewBox="0 0 1474 1474" draw:points="1474,491 1474,1474 0,0 982,0"><text:p/></draw:polygon><draw:polygon draw:style-name="gr46" draw:text-style-name="P127" svg:width="0.981cm" svg:height="0.981cm" svg:x="2.231cm" svg:y="2.422cm" svg:viewBox="0 0 982 982" draw:points="982,491 491,982 0,491 491,0"><text:p/></draw:polygon><draw:polygon draw:style-name="gr46" draw:text-style-name="P127" svg:width="0.981cm" svg:height="0.981cm" svg:x="3.212cm" svg:y="3.405cm" svg:viewBox="0 0 982 982" draw:points="982,491 491,982 0,491 491,0"><text:p/></draw:polygon><draw:polygon draw:style-name="gr46" draw:text-style-name="P127" svg:width="1.473cm" svg:height="1.473cm" svg:x="4.196cm" svg:y="2.913cm" svg:viewBox="0 0 1474 1474" draw:points="491,1474 1474,1474 0,0 0,982"><text:p/></draw:polygon><draw:polygon draw:style-name="gr46" draw:text-style-name="P127" svg:width="0.981cm" svg:height="0.981cm" svg:x="5.177cm" svg:y="3.405cm" svg:viewBox="0 0 982 982" draw:points="982,491 491,982 0,491 491,0"><text:p/></draw:polygon><draw:polygon draw:style-name="gr46" draw:text-style-name="P127" svg:width="1.473cm" svg:height="1.473cm" svg:x="4.688cm" svg:y="2.422cm" svg:viewBox="0 0 1474 1474" draw:points="1474,491 1474,1474 0,0 982,0"><text:p/></draw:polygon><draw:polygon draw:style-name="gr46" draw:text-style-name="P127" svg:width="1.473cm" svg:height="1.473cm" svg:x="4.196cm" svg:y="0.457cm" svg:viewBox="0 0 1474 1474" draw:points="491,0 1474,0 0,1474 0,491"><text:p/></draw:polygon><draw:polygon draw:style-name="gr46" draw:text-style-name="P127" svg:width="0.981cm" svg:height="1.473cm" svg:x="5.177cm" svg:y="0.457cm" svg:viewBox="0 0 982 1474" draw:points="491,0 982,491 982,1474 0,491"><text:p/></draw:polygon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>(Inspiré de l’énigme n°2 du Rallye Mathématique Champagne-Ardennes Niger – finale 2013 – merci à eux !)</text:span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55044361708677" text:continue-numbering="true" text:style-name="_5f_Numérotation_20_des_20_exercices">
        <text:list-item>
          <text:h text:style-name="_5f_Premier_5f_Titre_5f_Exercices_5f_avec_5f_Num_20_Exo_5f_Avec_5f_Titre" text:outline-level="1"><text:soft-page-break/><text:span text:style-name="_5f_Caractères_5f_gras">Une maison</text:span></text:h>
        </text:list-item>
      </text:list>
      <text:h text:style-name="_5f_Tableau_5f_Gauche_5f_Gras" text:outline-level="1"><text:span text:style-name="_5f_Caractères_5f_gras">Partie A</text:span></text:h>
      <text:h text:style-name="_5f_Paragraphe" text:outline-level="1"><text:span text:style-name="_5f_Caractères">Timéo s’est amusé à construire une maquette de la maison ci-dessous en utilisant seulement des bâtonnets de longueur 4 cm.</text:span></text:h>
      <text:h text:style-name="_5f_Paragraphe" text:outline-level="1"><draw:g text:anchor-type="paragraph" draw:z-index="4" draw:name="Shape23" draw:style-name="gr22"><draw:line draw:style-name="gr24" draw:text-style-name="P120" svg:x1="1.768cm" svg:y1="3.242cm" svg:x2="1.768cm" svg:y2="7.242cm"><text:p/></draw:line><draw:line draw:style-name="gr24" draw:text-style-name="P120" svg:x1="1.768cm" svg:y1="3.242cm" svg:x2="5.768cm" svg:y2="3.242cm"><text:p/></draw:line><draw:line draw:style-name="gr24" draw:text-style-name="P120" svg:x1="5.768cm" svg:y1="7.242cm" svg:x2="5.768cm" svg:y2="3.242cm"><text:p/></draw:line><draw:line draw:style-name="gr24" draw:text-style-name="P120" svg:x1="5.768cm" svg:y1="7.239cm" svg:x2="1.768cm" svg:y2="7.239cm"><text:p/></draw:line><draw:line draw:style-name="gr23" draw:text-style-name="P120" svg:x1="3.168cm" svg:y1="6.241cm" svg:x2="3.168cm" svg:y2="2.241cm"><text:p/></draw:line><draw:line draw:style-name="gr24" draw:text-style-name="P120" svg:x1="7.168cm" svg:y1="6.241cm" svg:x2="7.168cm" svg:y2="2.241cm"><text:p/></draw:line><draw:line draw:style-name="gr24" draw:text-style-name="P120" svg:x1="7.168cm" svg:y1="6.243cm" svg:x2="5.768cm" svg:y2="7.243cm"><text:p/></draw:line><draw:line draw:style-name="gr24" draw:text-style-name="P120" svg:x1="7.168cm" svg:y1="2.241cm" svg:x2="5.768cm" svg:y2="3.241cm"><text:p/></draw:line><draw:line draw:style-name="gr23" draw:text-style-name="P120" svg:x1="3.168cm" svg:y1="2.241cm" svg:x2="1.768cm" svg:y2="3.241cm"><text:p/></draw:line><draw:line draw:style-name="gr23" draw:text-style-name="P120" svg:x1="3.168cm" svg:y1="6.243cm" svg:x2="1.768cm" svg:y2="7.243cm"><text:p/></draw:line><draw:line draw:style-name="gr23" draw:text-style-name="P120" svg:x1="7.168cm" svg:y1="6.243cm" svg:x2="3.168cm" svg:y2="6.243cm"><text:p/></draw:line><draw:line draw:style-name="gr23" draw:text-style-name="P120" svg:x1="7.168cm" svg:y1="2.241cm" svg:x2="3.168cm" svg:y2="2.241cm"><text:p/></draw:line><draw:line draw:style-name="gr24" draw:text-style-name="P120" svg:x1="1.768cm" svg:y1="3.243cm" svg:x2="4.268cm" svg:y2="0.243cm"><text:p/></draw:line><draw:line draw:style-name="gr24" draw:text-style-name="P120" svg:x1="5.765cm" svg:y1="3.243cm" svg:x2="4.265cm" svg:y2="0.243cm"><text:p/></draw:line><draw:line draw:style-name="gr24" draw:text-style-name="P120" svg:x1="7.165cm" svg:y1="2.243cm" svg:x2="4.265cm" svg:y2="0.243cm"><text:p/></draw:line><draw:line draw:style-name="gr23" draw:text-style-name="P120" svg:x1="3.168cm" svg:y1="2.243cm" svg:x2="4.268cm" svg:y2="0.243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5044458599330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ls sont les deux solides qui composent cette maison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list xml:id="list15504449323397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nstruis un patron du solide du bas, puis, avec le patron du toit donné ci-dessous, construis la maquette de cette maison.</text:span></text:p>
            </text:list-item>
          </text:list>
        </text:list-item>
      </text:list>
      <text:h text:style-name="_5f_Paragraphe" text:outline-level="1"><draw:g text:anchor-type="paragraph" draw:z-index="5" draw:name="Shape24" draw:style-name="gr22"><draw:line draw:style-name="gr24" draw:text-style-name="P120" svg:x1="6.814cm" svg:y1="3.444cm" svg:x2="6.814cm" svg:y2="7.444cm"><text:p/></draw:line><draw:line draw:style-name="gr24" draw:text-style-name="P120" svg:x1="10.814cm" svg:y1="3.444cm" svg:x2="10.814cm" svg:y2="7.444cm"><text:p/></draw:line><draw:line draw:style-name="gr24" draw:text-style-name="P120" svg:x1="6.778cm" svg:y1="3.444cm" svg:x2="3.314cm" svg:y2="5.444cm"><text:p/></draw:line><draw:line draw:style-name="gr24" draw:text-style-name="P120" svg:x1="10.814cm" svg:y1="7.443cm" svg:x2="6.814cm" svg:y2="7.443cm"><text:p/></draw:line><draw:line draw:style-name="gr24" draw:text-style-name="P120" svg:x1="10.814cm" svg:y1="3.443cm" svg:x2="8.814cm" svg:y2="-0.021cm"><text:p/></draw:line><draw:line draw:style-name="gr24" draw:text-style-name="P120" svg:x1="6.814cm" svg:y1="3.407cm" svg:x2="8.814cm" svg:y2="-0.057cm"><text:p/></draw:line><draw:line draw:style-name="gr24" draw:text-style-name="P120" svg:x1="6.812cm" svg:y1="7.447cm" svg:x2="3.348cm" svg:y2="5.447cm"><text:p/></draw:line><draw:line draw:style-name="gr24" draw:text-style-name="P120" svg:x1="14.278cm" svg:y1="5.444cm" svg:x2="10.814cm" svg:y2="3.444cm"><text:p/></draw:line><draw:line draw:style-name="gr24" draw:text-style-name="P120" svg:x1="14.278cm" svg:y1="5.447cm" svg:x2="10.814cm" svg:y2="7.447cm"><text:p/></draw:line><draw:line draw:style-name="gr24" draw:text-style-name="P120" svg:x1="10.814cm" svg:y1="3.444cm" svg:x2="6.814cm" svg:y2="3.444cm"><text:p/></draw:line><draw:line draw:style-name="gr24" draw:text-style-name="P120" svg:x1="8.814cm" svg:y1="10.907cm" svg:x2="10.814cm" svg:y2="7.443cm"><text:p/></draw:line><draw:line draw:style-name="gr24" draw:text-style-name="P120" svg:x1="8.814cm" svg:y1="10.907cm" svg:x2="6.814cm" svg:y2="7.443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Tableau_5f_Gauche_5f_Gras" text:outline-level="1"><text:soft-page-break/><text:span text:style-name="_5f_Caractères_5f_gras">Partie B</text:span></text:h>
      <text:h text:style-name="_5f_Paragraphe" text:outline-level="1"><draw:g text:anchor-type="paragraph" draw:z-index="6" draw:name="Shape25" draw:style-name="gr22"><draw:line draw:style-name="gr37" draw:text-style-name="P120" svg:x1="7.811cm" svg:y1="2.564cm" svg:x2="0.545cm" svg:y2="2.564cm"><text:p/></draw:line><draw:line draw:style-name="gr37" draw:text-style-name="P120" svg:x1="7.811cm" svg:y1="6.197cm" svg:x2="0.545cm" svg:y2="6.197cm"><text:p/></draw:line><draw:line draw:style-name="gr37" draw:text-style-name="P120" svg:x1="8.719cm" svg:y1="0.748cm" svg:x2="1.453cm" svg:y2="0.748cm"><text:p/></draw:line><draw:line draw:style-name="gr38" draw:text-style-name="P120" svg:x1="9.173cm" svg:y1="1.656cm" svg:x2="1.907cm" svg:y2="1.656cm"><text:p/></draw:line><draw:line draw:style-name="gr39" draw:text-style-name="P120" svg:x1="0.545cm" svg:y1="2.565cm" svg:x2="1.453cm" svg:y2="0.748cm"><text:p/></draw:line><draw:line draw:style-name="gr39" draw:text-style-name="P120" svg:x1="7.811cm" svg:y1="2.565cm" svg:x2="8.719cm" svg:y2="0.748cm"><text:p/></draw:line><draw:line draw:style-name="gr23" draw:text-style-name="P120" svg:x1="1.998cm" svg:y1="1.656cm" svg:x2="1.453cm" svg:y2="0.748cm"><text:p/></draw:line><draw:line draw:style-name="gr40" draw:text-style-name="P120" svg:x1="9.264cm" svg:y1="1.656cm" svg:x2="8.719cm" svg:y2="0.748cm"><text:p/></draw:line><draw:line draw:style-name="gr41" draw:text-style-name="P120" svg:x1="1.998cm" svg:y1="1.656cm" svg:x2="0.545cm" svg:y2="2.564cm"><text:p/></draw:line><draw:line draw:style-name="gr41" draw:text-style-name="P120" svg:x1="1.998cm" svg:y1="5.289cm" svg:x2="0.545cm" svg:y2="6.197cm"><text:p/></draw:line><draw:line draw:style-name="gr42" draw:text-style-name="P120" svg:x1="9.264cm" svg:y1="5.289cm" svg:x2="7.811cm" svg:y2="6.197cm"><text:p/></draw:line><draw:line draw:style-name="gr42" draw:text-style-name="P120" svg:x1="9.264cm" svg:y1="1.656cm" svg:x2="7.811cm" svg:y2="2.564cm"><text:p/></draw:line><draw:line draw:style-name="gr43" draw:text-style-name="P120" svg:x1="0.545cm" svg:y1="6.197cm" svg:x2="0.545cm" svg:y2="2.564cm"><text:p/></draw:line><draw:line draw:style-name="gr43" draw:text-style-name="P120" svg:x1="7.811cm" svg:y1="6.197cm" svg:x2="7.811cm" svg:y2="2.564cm"><text:p/></draw:line><draw:line draw:style-name="gr43" draw:text-style-name="P120" svg:x1="9.264cm" svg:y1="5.289cm" svg:x2="9.264cm" svg:y2="1.656cm"><text:p/></draw:line><draw:line draw:style-name="gr44" draw:text-style-name="P120" svg:x1="1.998cm" svg:y1="5.289cm" svg:x2="1.998cm" svg:y2="1.656cm"><text:p/></draw:line><draw:line draw:style-name="gr38" draw:text-style-name="P120" svg:x1="9.264cm" svg:y1="5.289cm" svg:x2="1.998cm" svg:y2="5.289cm"><text:p/></draw:line><draw:frame draw:style-name="gr45" draw:text-style-name="P125" svg:width="0.634cm" svg:height="0.664cm" svg:x="1cm" svg:y="0.203cm"><draw:text-box><text:p text:style-name="P126"><text:span text:style-name="T183">I</text:span></text:p></draw:text-box></draw:frame><draw:frame draw:style-name="gr45" draw:text-style-name="P125" svg:width="0.636cm" svg:height="0.664cm" svg:x="8.629cm" svg:y="0.203cm"><draw:text-box><text:p text:style-name="P126"><text:span text:style-name="T183">J</text:span></text:p></draw:text-box></draw:frame><draw:frame draw:style-name="gr45" draw:text-style-name="P125" svg:width="0.638cm" svg:height="0.664cm" svg:x="9.264cm" svg:y="1.237cm"><draw:text-box><text:p text:style-name="P126"><text:span text:style-name="T183">G</text:span></text:p></draw:text-box></draw:frame><draw:frame draw:style-name="gr45" draw:text-style-name="P125" svg:width="0.636cm" svg:height="0.664cm" svg:x="7.721cm" svg:y="2.473cm"><draw:text-box><text:p text:style-name="P126"><text:span text:style-name="T183">F</text:span></text:p></draw:text-box></draw:frame><draw:frame draw:style-name="gr45" draw:text-style-name="P125" svg:width="0.636cm" svg:height="0.664cm" svg:x="9.174cm" svg:y="5.198cm"><draw:text-box><text:p text:style-name="P126"><text:span text:style-name="T183">C</text:span></text:p></draw:text-box></draw:frame><draw:frame draw:style-name="gr45" draw:text-style-name="P125" svg:width="0.638cm" svg:height="0.664cm" svg:x="7.629cm" svg:y="6.107cm"><draw:text-box><text:p text:style-name="P126"><text:span text:style-name="T183">B</text:span></text:p></draw:text-box></draw:frame><draw:frame draw:style-name="gr45" draw:text-style-name="P125" svg:width="0.638cm" svg:height="0.664cm" svg:x="0cm" svg:y="6.107cm"><draw:text-box><text:p text:style-name="P126"><text:span text:style-name="T183">A</text:span></text:p></draw:text-box></draw:frame><draw:frame draw:style-name="gr45" draw:text-style-name="P125" svg:width="0.638cm" svg:height="0.664cm" svg:x="0cm" svg:y="2.145cm"><draw:text-box><text:p text:style-name="P126"><text:span text:style-name="T183">E</text:span></text:p></draw:text-box></draw:frame><draw:frame draw:style-name="gr45" draw:text-style-name="P125" svg:width="0.638cm" svg:height="0.664cm" svg:x="1.817cm" svg:y="1.111cm"><draw:text-box><text:p text:style-name="P126"><text:span text:style-name="T183">H</text:span></text:p></draw:text-box></draw:frame><draw:frame draw:style-name="gr45" draw:text-style-name="P125" svg:width="0.634cm" svg:height="0.664cm" svg:x="1.909cm" svg:y="4.745cm"><draw:text-box><text:p text:style-name="P126"><text:span text:style-name="T183">D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Lou préfère représenter une maison plus grande comme ci-dessus. Les segments représentés d’une même</text:span></text:h>
      <text:h text:style-name="_5f_Paragraphe" text:outline-level="1"><text:span text:style-name="_5f_Caractères">couleur sont parallèles et de même longueur.</text:span></text:h>
      <text:list xml:id="list155045471272136" text:continue-list="list155044493233976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Quels solides a-t-elle utilisés pour cette représentation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..</text:span></text:p>
      <text:list xml:id="list15504349064375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<text:s/>Sachant que AB = 5 cm, BC = 4 cm, AE = 3 cm et EI = IH = 2,5 cm, trace ci-dessous un patron du solide ABCDEFGH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5044653944824" text:continue-numbering="true" text:style-name="_5f_Numérotation_20_des_20_exercices">
        <text:list-item>
          <text:list>
            <text:list-item>
              <text:p text:style-name="_5f_Paragraphe_5f_avec_5f_Num_5f_Question"><text:soft-page-break/><text:span text:style-name="_5f_Caractères">Avec le patron de la question b et le patron du toit ci-dessous, construis une maquette de cette</text:span></text:p>
            </text:list-item>
          </text:list>
        </text:list-item>
      </text:list>
      <text:h text:style-name="_5f_Paragraphe" text:outline-level="1"><text:span text:style-name="_5f_Caractères">maison.</text:span></text:h>
      <text:h text:style-name="_5f_Paragraphe" text:outline-level="1"><draw:g text:anchor-type="paragraph" draw:z-index="7" draw:name="Shape26" draw:style-name="gr22"><draw:line draw:style-name="gr24" draw:text-style-name="P120" svg:x1="2.502cm" svg:y1="6.67cm" svg:x2="2.502cm" svg:y2="1.67cm"><text:p/></draw:line><draw:line draw:style-name="gr24" draw:text-style-name="P120" svg:x1="6.502cm" svg:y1="6.67cm" svg:x2="6.502cm" svg:y2="1.67cm"><text:p/></draw:line><draw:line draw:style-name="gr24" draw:text-style-name="P120" svg:x1="2.502cm" svg:y1="1.67cm" svg:x2="6.502cm" svg:y2="1.67cm"><text:p/></draw:line><draw:line draw:style-name="gr24" draw:text-style-name="P120" svg:x1="2.502cm" svg:y1="6.67cm" svg:x2="6.502cm" svg:y2="6.67cm"><text:p/></draw:line><draw:line draw:style-name="gr24" draw:text-style-name="P120" svg:x1="0.002cm" svg:y1="1.67cm" svg:x2="2.502cm" svg:y2="1.67cm"><text:p/></draw:line><draw:line draw:style-name="gr24" draw:text-style-name="P120" svg:x1="0.002cm" svg:y1="6.67cm" svg:x2="2.502cm" svg:y2="6.67cm"><text:p/></draw:line><draw:line draw:style-name="gr24" draw:text-style-name="P120" svg:x1="6.502cm" svg:y1="6.67cm" svg:x2="9.002cm" svg:y2="6.67cm"><text:p/></draw:line><draw:line draw:style-name="gr24" draw:text-style-name="P120" svg:x1="6.502cm" svg:y1="1.67cm" svg:x2="9.002cm" svg:y2="1.67cm"><text:p/></draw:line><draw:line draw:style-name="gr24" draw:text-style-name="P120" svg:x1="0.002cm" svg:y1="6.67cm" svg:x2="0.002cm" svg:y2="1.67cm"><text:p/></draw:line><draw:line draw:style-name="gr24" draw:text-style-name="P120" svg:x1="9.002cm" svg:y1="6.67cm" svg:x2="9.002cm" svg:y2="1.67cm"><text:p/></draw:line><draw:line draw:style-name="gr24" draw:text-style-name="P120" svg:x1="2.502cm" svg:y1="1.67cm" svg:x2="4.525cm" svg:y2="0.201cm"><text:p/></draw:line><draw:line draw:style-name="gr24" draw:text-style-name="P120" svg:x1="6.502cm" svg:y1="1.67cm" svg:x2="4.479cm" svg:y2="0.201cm"><text:p/></draw:line><draw:line draw:style-name="gr24" draw:text-style-name="P120" svg:x1="4.525cm" svg:y1="8.139cm" svg:x2="2.502cm" svg:y2="6.67cm"><text:p/></draw:line><draw:line draw:style-name="gr24" draw:text-style-name="P120" svg:x1="4.503cm" svg:y1="8.139cm" svg:x2="6.526cm" svg:y2="6.67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55043771537212" text:continue-numbering="true" text:style-name="_5f_Numérotation_20_des_20_exercices">
        <text:list-item>
          <text:h text:style-name="_5f_Titre_5f_Exercices_5f_avec_5f_Titre" text:outline-level="1"><text:span text:style-name="_5f_Caractères_5f_gras">Un fauteuil</text:span></text:h>
        </text:list-item>
      </text:list>
      <text:h text:style-name="_5f_Paragraphe" text:outline-level="1"><text:span text:style-name="_5f_Caractères">Bilal veut se fabriquer le fauteuil en carton représenté ci-dessous. Les accoudoirs et les pieds sont des cubes. Construis-en une maquette à l’échelle </text:span><text:span text:style-name="_5f_Caractères"><draw:frame draw:style-name="fr5" draw:name="Object1" text:anchor-type="as-char" svg:y="-0.534cm" svg:width="0.716cm" svg:height="0.8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">.</text:span></text:h>
      <text:h text:style-name="_5f_Paragraphe" text:outline-level="1"><draw:g text:anchor-type="paragraph" draw:z-index="8" draw:name="Shape9_3" draw:style-name="gr22"><draw:line draw:style-name="gr23" draw:text-style-name="P120" svg:x1="5.11cm" svg:y1="6.676cm" svg:x2="4.61cm" svg:y2="6.919cm"><text:p/></draw:line><draw:line draw:style-name="gr23" draw:text-style-name="P120" svg:x1="3.609cm" svg:y1="6.925cm" svg:x2="4.609cm" svg:y2="6.925cm"><text:p/></draw:line><draw:line draw:style-name="gr23" draw:text-style-name="P120" svg:x1="4.61cm" svg:y1="7.774cm" svg:x2="4.61cm" svg:y2="6.874cm"><text:p/></draw:line><draw:line draw:style-name="gr23" draw:text-style-name="P120" svg:x1="5.109cm" svg:y1="7.676cm" svg:x2="4.909cm" svg:y2="7.776cm"><text:p/></draw:line><draw:line draw:style-name="gr23" draw:text-style-name="P120" svg:x1="4.11cm" svg:y1="7.673cm" svg:x2="5.109cm" svg:y2="7.673cm"><text:p/></draw:line><draw:line draw:style-name="gr23" draw:text-style-name="P120" svg:x1="4.109cm" svg:y1="7.676cm" svg:x2="3.609cm" svg:y2="7.919cm"><text:p/></draw:line><draw:line draw:style-name="gr23" draw:text-style-name="P120" svg:x1="4.109cm" svg:y1="6.676cm" svg:x2="3.609cm" svg:y2="6.925cm"><text:p/></draw:line><draw:line draw:style-name="gr23" draw:text-style-name="P120" svg:x1="4.11cm" svg:y1="7.673cm" svg:x2="4.11cm" svg:y2="6.574cm"><text:p/></draw:line><draw:line draw:style-name="gr23" draw:text-style-name="P120" svg:x1="3.609cm" svg:y1="7.749cm" svg:x2="3.609cm" svg:y2="6.925cm"><text:p/></draw:line><draw:line draw:style-name="gr23" draw:text-style-name="P120" svg:x1="3.408cm" svg:y1="7.775cm" svg:x2="3.408cm" svg:y2="7.532cm"><text:p/></draw:line><draw:line draw:style-name="gr23" draw:text-style-name="P120" svg:x1="3.41cm" svg:y1="7.532cm" svg:x2="2.91cm" svg:y2="7.775cm"><text:p/></draw:line><draw:line draw:style-name="gr23" draw:text-style-name="P120" svg:x1="2.399cm" svg:y1="8.506cm" svg:x2="3.41cm" svg:y2="8.506cm"><text:p/></draw:line><draw:line draw:style-name="gr23" draw:text-style-name="P120" svg:x1="2.399cm" svg:y1="8.506cm" svg:x2="1.91cm" svg:y2="8.776cm"><text:p/></draw:line><draw:line draw:style-name="gr23" draw:text-style-name="P120" svg:x1="2.439cm" svg:y1="8.466cm" svg:x2="2.411cm" svg:y2="7.532cm"><text:p/></draw:line><draw:line draw:style-name="gr23" draw:text-style-name="P120" svg:x1="2.411cm" svg:y1="7.532cm" svg:x2="3.41cm" svg:y2="7.532cm"><text:p/></draw:line><draw:line draw:style-name="gr23" draw:text-style-name="P120" svg:x1="2.411cm" svg:y1="7.532cm" svg:x2="1.91cm" svg:y2="7.775cm"><text:p/></draw:line><draw:line draw:style-name="gr23" draw:text-style-name="P120" svg:x1="8.412cm" svg:y1="7.532cm" svg:x2="9.411cm" svg:y2="7.532cm"><text:p/></draw:line><draw:line draw:style-name="gr23" draw:text-style-name="P120" svg:x1="8.409cm" svg:y1="8.506cm" svg:x2="7.92cm" svg:y2="8.776cm"><text:p/></draw:line><draw:line draw:style-name="gr23" draw:text-style-name="P120" svg:x1="8.41cm" svg:y1="8.506cm" svg:x2="9.399cm" svg:y2="8.506cm"><text:p/></draw:line><draw:line draw:style-name="gr23" draw:text-style-name="P120" svg:x1="8.448cm" svg:y1="8.505cm" svg:x2="8.428cm" svg:y2="7.532cm"><text:p/></draw:line><draw:line draw:style-name="gr23" draw:text-style-name="P120" svg:x1="8.422cm" svg:y1="7.532cm" svg:x2="7.91cm" svg:y2="7.775cm"><text:p/></draw:line><draw:line draw:style-name="gr23" draw:text-style-name="P120" svg:x1="9.61cm" svg:y1="7.378cm" svg:x2="9.6cm" svg:y2="6.925cm"><text:p/></draw:line><draw:line draw:style-name="gr23" draw:text-style-name="P120" svg:x1="10.11cm" svg:y1="6.676cm" svg:x2="9.6cm" svg:y2="6.925cm"><text:p/></draw:line><draw:line draw:style-name="gr23" draw:text-style-name="P120" svg:x1="9.6cm" svg:y1="6.925cm" svg:x2="10.61cm" svg:y2="6.925cm"><text:p/></draw:line><draw:line draw:style-name="gr23" draw:text-style-name="P120" svg:x1="4.11cm" svg:y1="6.676cm" svg:x2="11.11cm" svg:y2="6.676cm"><text:p/></draw:line><draw:line draw:style-name="gr23" draw:text-style-name="P120" svg:x1="7.91cm" svg:y1="5.274cm" svg:x2="9.91cm" svg:y2="5.274cm"><text:p/></draw:line><draw:line draw:style-name="gr23" draw:text-style-name="P120" svg:x1="7.91cm" svg:y1="5.272cm" svg:x2="7.91cm" svg:y2="3.272cm"><text:p/></draw:line><draw:line draw:style-name="gr23" draw:text-style-name="P120" svg:x1="6.91cm" svg:y1="5.274cm" svg:x2="7.91cm" svg:y2="5.274cm"><text:p/></draw:line><draw:line draw:style-name="gr23" draw:text-style-name="P120" svg:x1="6.91cm" svg:y1="5.774cm" svg:x2="7.91cm" svg:y2="5.274cm"><text:p/></draw:line><draw:line draw:style-name="gr23" draw:text-style-name="P120" svg:x1="4.11cm" svg:y1="6.678cm" svg:x2="4.11cm" svg:y2="4.678cm"><text:p/></draw:line><draw:line draw:style-name="gr23" draw:text-style-name="P120" svg:x1="2.91cm" svg:y1="5.274cm" svg:x2="4.91cm" svg:y2="5.274cm"><text:p/></draw:line><draw:line draw:style-name="gr23" draw:text-style-name="P120" svg:x1="2.936cm" svg:y1="5.272cm" svg:x2="2.91cm" svg:y2="3.272cm"><text:p/></draw:line><draw:line draw:style-name="gr23" draw:text-style-name="P120" svg:x1="4.11cm" svg:y1="2.676cm" svg:x2="11.11cm" svg:y2="2.676cm"><text:p/></draw:line><draw:line draw:style-name="gr23" draw:text-style-name="P120" svg:x1="4.11cm" svg:y1="2.676cm" svg:x2="2.91cm" svg:y2="3.276cm"><text:p/></draw:line><draw:line draw:style-name="gr23" draw:text-style-name="P120" svg:x1="4.11cm" svg:y1="4.678cm" svg:x2="11.11cm" svg:y2="4.678cm"><text:p/></draw:line><draw:line draw:style-name="gr23" draw:text-style-name="P120" svg:x1="4.11cm" svg:y1="4.678cm" svg:x2="1.91cm" svg:y2="5.778cm"><text:p/></draw:line><draw:line draw:style-name="gr23" draw:text-style-name="P120" svg:x1="4.113cm" svg:y1="4.617cm" svg:x2="4.113cm" svg:y2="0.617cm"><text:p/></draw:line><draw:line draw:style-name="gr24" draw:text-style-name="P120" svg:x1="4.11cm" svg:y1="0.674cm" svg:x2="11.11cm" svg:y2="0.674cm"><text:p/></draw:line><draw:line draw:style-name="gr24" draw:text-style-name="P120" svg:x1="4.11cm" svg:y1="0.674cm" svg:x2="2.91cm" svg:y2="1.274cm"><text:p/></draw:line><draw:line draw:style-name="gr24" draw:text-style-name="P120" svg:x1="11.106cm" svg:y1="0.674cm" svg:x2="9.906cm" svg:y2="1.274cm"><text:p/></draw:line><draw:line draw:style-name="gr24" draw:text-style-name="P120" svg:x1="11.109cm" svg:y1="0.674cm" svg:x2="11.109cm" svg:y2="6.674cm"><text:p/></draw:line><draw:line draw:style-name="gr24" draw:text-style-name="P120" svg:x1="2.91cm" svg:y1="1.276cm" svg:x2="9.91cm" svg:y2="1.276cm"><text:p/></draw:line><draw:line draw:style-name="gr24" draw:text-style-name="P120" svg:x1="9.906cm" svg:y1="3.276cm" svg:x2="9.906cm" svg:y2="1.276cm"><text:p/></draw:line><draw:line draw:style-name="gr24" draw:text-style-name="P120" svg:x1="2.91cm" svg:y1="3.276cm" svg:x2="2.91cm" svg:y2="1.276cm"><text:p/></draw:line><draw:line draw:style-name="gr24" draw:text-style-name="P120" svg:x1="2.91cm" svg:y1="3.272cm" svg:x2="9.91cm" svg:y2="3.272cm"><text:p/></draw:line><draw:line draw:style-name="gr24" draw:text-style-name="P120" svg:x1="11.11cm" svg:y1="2.697cm" svg:x2="8.91cm" svg:y2="3.778cm"><text:p/></draw:line><draw:line draw:style-name="gr24" draw:text-style-name="P120" svg:x1="2.91cm" svg:y1="3.272cm" svg:x2="1.91cm" svg:y2="3.772cm"><text:p/></draw:line><draw:line draw:style-name="gr24" draw:text-style-name="P120" svg:x1="2.91cm" svg:y1="1.276cm" svg:x2="9.91cm" svg:y2="1.276cm"><text:p/></draw:line><draw:line draw:style-name="gr24" draw:text-style-name="P120" svg:x1="4.907cm" svg:y1="3.272cm" svg:x2="3.907cm" svg:y2="3.772cm"><text:p/></draw:line><draw:line draw:style-name="gr24" draw:text-style-name="P120" svg:x1="7.91cm" svg:y1="3.272cm" svg:x2="6.91cm" svg:y2="3.772cm"><text:p/></draw:line><draw:line draw:style-name="gr24" draw:text-style-name="P120" svg:x1="8.91cm" svg:y1="3.776cm" svg:x2="6.91cm" svg:y2="3.776cm"><text:p/></draw:line><draw:line draw:style-name="gr24" draw:text-style-name="P120" svg:x1="3.91cm" svg:y1="3.776cm" svg:x2="1.91cm" svg:y2="3.776cm"><text:p/></draw:line><draw:line draw:style-name="gr24" draw:text-style-name="P120" svg:x1="1.91cm" svg:y1="5.776cm" svg:x2="1.91cm" svg:y2="3.776cm"><text:p/></draw:line><draw:line draw:style-name="gr24" draw:text-style-name="P120" svg:x1="3.907cm" svg:y1="5.776cm" svg:x2="3.907cm" svg:y2="3.776cm"><text:p/></draw:line><draw:line draw:style-name="gr24" draw:text-style-name="P120" svg:x1="4.909cm" svg:y1="5.272cm" svg:x2="4.909cm" svg:y2="3.272cm"><text:p/></draw:line><draw:line draw:style-name="gr24" draw:text-style-name="P120" svg:x1="6.91cm" svg:y1="5.776cm" svg:x2="6.91cm" svg:y2="3.776cm"><text:p/></draw:line><draw:line draw:style-name="gr24" draw:text-style-name="P120" svg:x1="8.91cm" svg:y1="5.776cm" svg:x2="8.91cm" svg:y2="3.776cm"><text:p/></draw:line><draw:line draw:style-name="gr24" draw:text-style-name="P120" svg:x1="11.11cm" svg:y1="4.678cm" svg:x2="8.91cm" svg:y2="5.778cm"><text:p/></draw:line><draw:line draw:style-name="gr24" draw:text-style-name="P120" svg:x1="4.907cm" svg:y1="5.274cm" svg:x2="3.907cm" svg:y2="5.774cm"><text:p/></draw:line><draw:line draw:style-name="gr24" draw:text-style-name="P120" svg:x1="8.91cm" svg:y1="5.775cm" svg:x2="6.91cm" svg:y2="5.775cm"><text:p/></draw:line><draw:line draw:style-name="gr24" draw:text-style-name="P120" svg:x1="3.91cm" svg:y1="5.775cm" svg:x2="1.91cm" svg:y2="5.775cm"><text:p/></draw:line><draw:line draw:style-name="gr24" draw:text-style-name="P120" svg:x1="6.909cm" svg:y1="5.274cm" svg:x2="4.909cm" svg:y2="5.274cm"><text:p/></draw:line><draw:line draw:style-name="gr24" draw:text-style-name="P120" svg:x1="6.91cm" svg:y1="5.775cm" svg:x2="3.81cm" svg:y2="5.775cm"><text:p/></draw:line><draw:line draw:style-name="gr24" draw:text-style-name="P120" svg:x1="8.91cm" svg:y1="7.775cm" svg:x2="8.91cm" svg:y2="5.775cm"><text:p/></draw:line><draw:line draw:style-name="gr24" draw:text-style-name="P120" svg:x1="1.91cm" svg:y1="7.775cm" svg:x2="1.91cm" svg:y2="5.775cm"><text:p/></draw:line><draw:line draw:style-name="gr24" draw:text-style-name="P120" svg:x1="1.91cm" svg:y1="7.777cm" svg:x2="8.91cm" svg:y2="7.777cm"><text:p/></draw:line><draw:line draw:style-name="gr24" draw:text-style-name="P120" svg:x1="11.11cm" svg:y1="6.676cm" svg:x2="8.91cm" svg:y2="7.776cm"><text:p/></draw:line><draw:line draw:style-name="gr24" draw:text-style-name="P120" svg:x1="10.61cm" svg:y1="7.976cm" svg:x2="10.61cm" svg:y2="6.925cm"><text:p/></draw:line><draw:line draw:style-name="gr24" draw:text-style-name="P120" svg:x1="11.109cm" svg:y1="7.674cm" svg:x2="11.109cm" svg:y2="6.574cm"><text:p/></draw:line><draw:line draw:style-name="gr24" draw:text-style-name="P120" svg:x1="9.411cm" svg:y1="8.532cm" svg:x2="9.411cm" svg:y2="7.532cm"><text:p/></draw:line><draw:line draw:style-name="gr24" draw:text-style-name="P120" svg:x1="8.91cm" svg:y1="8.777cm" svg:x2="8.91cm" svg:y2="7.777cm"><text:p/></draw:line><draw:line draw:style-name="gr24" draw:text-style-name="P120" svg:x1="7.91cm" svg:y1="8.777cm" svg:x2="7.91cm" svg:y2="7.777cm"><text:p/></draw:line><draw:line draw:style-name="gr24" draw:text-style-name="P120" svg:x1="2.91cm" svg:y1="8.777cm" svg:x2="2.91cm" svg:y2="7.777cm"><text:p/></draw:line><draw:line draw:style-name="gr24" draw:text-style-name="P120" svg:x1="1.91cm" svg:y1="8.777cm" svg:x2="1.91cm" svg:y2="7.777cm"><text:p/></draw:line><draw:line draw:style-name="gr24" draw:text-style-name="P120" svg:x1="1.91cm" svg:y1="8.776cm" svg:x2="2.91cm" svg:y2="8.776cm"><text:p/></draw:line><draw:line draw:style-name="gr24" draw:text-style-name="P120" svg:x1="7.91cm" svg:y1="8.776cm" svg:x2="8.91cm" svg:y2="8.776cm"><text:p/></draw:line><draw:line draw:style-name="gr24" draw:text-style-name="P120" svg:x1="9.411cm" svg:y1="8.532cm" svg:x2="8.91cm" svg:y2="8.775cm"><text:p/></draw:line><draw:line draw:style-name="gr24" draw:text-style-name="P120" svg:x1="11.11cm" svg:y1="7.646cm" svg:x2="10.61cm" svg:y2="7.95cm"><text:p/></draw:line><draw:line draw:style-name="gr24" draw:text-style-name="P120" svg:x1="9.412cm" svg:y1="8.532cm" svg:x2="8.911cm" svg:y2="8.775cm"><text:p/></draw:line><draw:line draw:style-name="gr24" draw:text-style-name="P120" svg:x1="3.408cm" svg:y1="8.532cm" svg:x2="2.907cm" svg:y2="8.775cm"><text:p/></draw:line><draw:line draw:style-name="gr24" draw:text-style-name="P120" svg:x1="3.408cm" svg:y1="8.577cm" svg:x2="3.408cm" svg:y2="7.777cm"><text:p/></draw:line><draw:polygon draw:style-name="gr25" draw:text-style-name="P121" svg:width="6.999cm" svg:height="1.999cm" svg:x="2.91cm" svg:y="1.276cm" svg:viewBox="0 0 7000 2000" draw:points="0,0 7000,0 7000,2000 0,2000"><text:p/></draw:polygon><draw:polygon draw:style-name="gr26" draw:text-style-name="P122" svg:width="8.199cm" svg:height="0.612cm" svg:x="2.91cm" svg:y="0.665cm" svg:viewBox="0 0 8200 613" draw:points="1213,19 8200,0 7000,613 0,613"><text:p/></draw:polygon><draw:polygon draw:style-name="gr27" draw:text-style-name="P122" svg:width="2.999cm" svg:height="0.499cm" svg:x="1.91cm" svg:y="3.272cm" svg:viewBox="0 0 3000 500" draw:points="1000,0 3000,0 2000,500 0,500"><text:p/></draw:polygon><draw:polygon draw:style-name="gr27" draw:text-style-name="P122" svg:width="2.999cm" svg:height="0.499cm" svg:x="6.91cm" svg:y="3.272cm" svg:viewBox="0 0 3000 500" draw:points="1000,0 3000,0 2000,500 0,500"><text:p/></draw:polygon><draw:polygon draw:style-name="gr27" draw:text-style-name="P122" svg:width="2.999cm" svg:height="0.499cm" svg:x="3.907cm" svg:y="5.274cm" svg:viewBox="0 0 3000 500" draw:points="1000,0 3000,0 3000,500 0,500"><text:p/></draw:polygon><draw:line draw:style-name="gr23" draw:text-style-name="P120" svg:x1="5.11cm" svg:y1="7.676cm" svg:x2="5.11cm" svg:y2="6.676cm"><text:p/></draw:line><draw:polygon draw:style-name="gr25" draw:text-style-name="P121" svg:width="6.999cm" svg:height="1.999cm" svg:x="1.91cm" svg:y="5.775cm" svg:viewBox="0 0 7000 2000" draw:points="0,0 7000,0 7000,2000 0,2000"><text:p/></draw:polygon><draw:polygon draw:style-name="gr28" draw:text-style-name="P121" svg:width="1.999cm" svg:height="1.999cm" svg:x="1.91cm" svg:y="3.776cm" svg:viewBox="0 0 2000 2000" draw:points="0,0 2000,0 2000,2000 0,2000"><text:p/></draw:polygon><draw:polygon draw:style-name="gr28" draw:text-style-name="P121" svg:width="1.999cm" svg:height="1.999cm" svg:x="6.91cm" svg:y="3.776cm" svg:viewBox="0 0 2000 2000" draw:points="0,0 2000,0 2000,2000 0,2000"><text:p/></draw:polygon><draw:polygon draw:style-name="gr28" draw:text-style-name="P121" svg:width="2.999cm" svg:height="1.999cm" svg:x="4.909cm" svg:y="3.272cm" svg:viewBox="0 0 3000 2000" draw:points="0,0 3000,0 2000,500 2000,2000 0,2000"><text:p/></draw:polygon><draw:polygon draw:style-name="gr29" draw:text-style-name="P123" svg:width="1.199cm" svg:height="2.599cm" svg:x="9.906cm" svg:y="0.674cm" svg:viewBox="0 0 1200 2600" draw:points="0,600 1200,0 1200,2019 0,2600"><text:p/></draw:polygon><draw:polygon draw:style-name="gr29" draw:text-style-name="P123" svg:width="0.999cm" svg:height="2.499cm" svg:x="3.907cm" svg:y="3.272cm" svg:viewBox="0 0 1000 2500" draw:points="0,500 1000,0 1000,2000 0,2500"><text:p/></draw:polygon><draw:polygon draw:style-name="gr29" draw:text-style-name="P123" svg:width="2.199cm" svg:height="3.08cm" svg:x="8.91cm" svg:y="2.697cm" svg:viewBox="0 0 2200 3081" draw:points="0,1081 2200,0 2200,1981 0,3081"><text:p/></draw:polygon><draw:polygon draw:style-name="gr29" draw:text-style-name="P123" svg:width="2.199cm" svg:height="3.099cm" svg:x="8.91cm" svg:y="4.678cm" svg:viewBox="0 0 2200 3100" draw:points="0,1100 2200,0 2200,2000 0,3100"><text:p/></draw:polygon><draw:polygon draw:style-name="gr29" draw:text-style-name="P123" svg:width="0.5cm" svg:height="1.242cm" svg:x="8.91cm" svg:y="7.532cm" svg:viewBox="0 0 501 1243" draw:points="0,243 500,0 501,1001 0,1243"><text:p/></draw:polygon><draw:polygon draw:style-name="gr29" draw:text-style-name="P123" svg:width="0.499cm" svg:height="1.243cm" svg:x="10.61cm" svg:y="6.676cm" svg:viewBox="0 0 500 1244" draw:points="0,249 500,0 500,970 0,1244"><text:p/></draw:polygon><draw:polygon draw:style-name="gr29" draw:text-style-name="P123" svg:width="0.499cm" svg:height="0.999cm" svg:x="2.91cm" svg:y="7.777cm" svg:viewBox="0 0 500 1000" draw:points="0,0 500,0 500,757 0,1000"><text:p/></draw:polygon><draw:polygon draw:style-name="gr28" draw:text-style-name="P121" svg:width="0.999cm" svg:height="0.999cm" svg:x="7.91cm" svg:y="7.777cm" svg:viewBox="0 0 1000 1000" draw:points="0,0 1000,0 1000,1000 0,1000"><text:p/></draw:polygon><draw:polygon draw:style-name="gr28" draw:text-style-name="P121" svg:width="0.999cm" svg:height="0.999cm" svg:x="1.91cm" svg:y="7.777cm" svg:viewBox="0 0 1000 1000" draw:points="0,0 1000,0 1000,1000 0,1000"><text:p/></draw:polygon><draw:line draw:style-name="gr24" draw:text-style-name="P120" svg:x1="9.622cm" svg:y1="7.95cm" svg:x2="10.622cm" svg:y2="7.95cm"><text:p/></draw:line><draw:polygon draw:style-name="gr28" draw:text-style-name="P121" svg:width="1.001cm" svg:height="0.997cm" svg:x="9.608cm" svg:y="6.952cm" svg:viewBox="0 0 1002 998" draw:points="1002,0 1002,998 15,998 0,491"><text:p/></draw:polygon><draw:line draw:style-name="gr24" draw:text-style-name="P120" svg:x1="9.623cm" svg:y1="7.949cm" svg:x2="9.608cm" svg:y2="7.442cm"><text:p/></draw:line><draw:line draw:style-name="gr24" draw:text-style-name="P120" svg:x1="4.61cm" svg:y1="7.935cm" svg:x2="4.61cm" svg:y2="7.777cm"><text:p/></draw:line><draw:line draw:style-name="gr24" draw:text-style-name="P120" svg:x1="4.61cm" svg:y1="7.935cm" svg:x2="4.91cm" svg:y2="7.777cm"><text:p/></draw:line><draw:line draw:style-name="gr24" draw:text-style-name="P120" svg:x1="3.609cm" svg:y1="7.934cm" svg:x2="4.609cm" svg:y2="7.934cm"><text:p/></draw:line><draw:line draw:style-name="gr24" draw:text-style-name="P120" svg:x1="3.609cm" svg:y1="7.935cm" svg:x2="3.609cm" svg:y2="7.777cm"><text:p/></draw:line><draw:polygon draw:style-name="gr28" draw:text-style-name="P121" svg:width="0.999cm" svg:height="0.157cm" svg:x="3.609cm" svg:y="7.777cm" svg:viewBox="0 0 1000 158" draw:points="0,0 1000,0 1000,158 0,158"><text:p/></draw:polygon><draw:polygon draw:style-name="gr29" draw:text-style-name="P123" svg:width="0.299cm" svg:height="0.157cm" svg:x="4.61cm" svg:y="7.777cm" svg:viewBox="0 0 300 158" draw:points="0,0 300,0 300,0 0,158"><text:p/></draw:polygon><draw:frame draw:style-name="gr30" draw:text-style-name="P125" svg:width="1.8cm" svg:height="0.701cm" svg:x="6.311cm" svg:y="-0.025cm"><draw:text-box><text:p text:style-name="P124"><text:span text:style-name="T183">70 cm</text:span></text:p></draw:text-box></draw:frame><draw:line draw:style-name="gr31" draw:text-style-name="P120" svg:x1="6.41cm" svg:y1="0.277cm" svg:x2="4.11cm" svg:y2="0.277cm"><text:p/></draw:line><draw:line draw:style-name="gr31" draw:text-style-name="P120" svg:x1="7.807cm" svg:y1="0.277cm" svg:x2="11.107cm" svg:y2="0.277cm"><text:p/></draw:line><draw:frame draw:style-name="gr30" draw:text-style-name="P125" svg:width="1.802cm" svg:height="0.701cm" draw:transform="rotate (-1.5707963267949) translate (11.7351527777778cm 0.874888888888889cm)"><draw:text-box><text:p text:style-name="P124"><text:span text:style-name="T183">20 cm</text:span></text:p></draw:text-box></draw:frame><draw:line draw:style-name="gr31" draw:text-style-name="P120" svg:x1="11.448cm" svg:y1="5.11cm" svg:x2="11.437cm" svg:y2="4.648cm"><text:p/></draw:line><draw:line draw:style-name="gr31" draw:text-style-name="P120" svg:x1="9.21cm" svg:y1="5.376cm" svg:x2="9.21cm" svg:y2="5.776cm"><text:p/></draw:line><draw:line draw:style-name="gr31" draw:text-style-name="P120" svg:x1="9.21cm" svg:y1="4.196cm" svg:x2="9.21cm" svg:y2="3.776cm"><text:p/></draw:line><draw:frame draw:style-name="gr30" draw:text-style-name="P125" svg:width="1.8cm" svg:height="0.701cm" draw:transform="rotate (-1.5707963267949) translate (9.53734722222222cm 4.01284722222222cm)"><draw:text-box><text:p text:style-name="P124"><text:span text:style-name="T183">20 cm</text:span></text:p></draw:text-box></draw:frame><draw:line draw:style-name="gr31" draw:text-style-name="P120" svg:x1="11.409cm" svg:y1="1.078cm" svg:x2="11.409cm" svg:y2="0.658cm"><text:p/></draw:line><draw:frame draw:style-name="gr32" draw:text-style-name="P125" svg:width="1.802cm" svg:height="0.671cm" draw:transform="rotate (0.489564855184409) translate (9.71020833333333cm 1.32115277777778cm)"><draw:text-box><text:p text:style-name="P124"><text:span text:style-name="T183">20 cm</text:span></text:p></draw:text-box></draw:frame><draw:frame draw:style-name="gr33" draw:text-style-name="P125" svg:width="1.8cm" svg:height="1.093cm" svg:x="9.611cm" svg:y="8.202cm"><draw:text-box><text:p text:style-name="P124"><text:span text:style-name="T183">10 </text:span></text:p><text:p text:style-name="P124"><text:span text:style-name="T183">cm</text:span></text:p></draw:text-box></draw:frame><draw:line draw:style-name="gr34" draw:text-style-name="P120" svg:x1="9.608cm" svg:y1="8.174cm" svg:x2="10.608cm" svg:y2="8.174cm"><text:p/></draw:line><draw:line draw:style-name="gr35" draw:text-style-name="P120" svg:x1="9.906cm" svg:y1="1.076cm" svg:x2="11.106cm" svg:y2="0.476cm"><text:p/></draw:line><draw:line draw:style-name="gr36" draw:text-style-name="P120" svg:x1="8.809cm" svg:y1="3.776cm" svg:x2="9.409cm" svg:y2="3.776cm"><text:p/></draw:line><draw:line draw:style-name="gr36" draw:text-style-name="P120" svg:x1="8.809cm" svg:y1="5.775cm" svg:x2="9.409cm" svg:y2="5.775cm"><text:p/></draw:line><draw:frame draw:style-name="gr30" draw:text-style-name="P125" svg:width="1.802cm" svg:height="0.701cm" draw:transform="rotate (-1.5707963267949) translate (11.8092361111111cm 4.87538888888889cm)"><draw:text-box><text:p text:style-name="P124"><text:span text:style-name="T183">20 cm</text:span></text:p></draw:text-box></draw:frame><draw:line draw:style-name="gr31" draw:text-style-name="P120" svg:x1="11.409cm" svg:y1="2.256cm" svg:x2="11.409cm" svg:y2="2.736cm"><text:p/></draw:line><draw:line draw:style-name="gr31" draw:text-style-name="P120" svg:x1="11.446cm" svg:y1="6.239cm" svg:x2="11.446cm" svg:y2="6.719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paragraph-rsid="004274bc"/>
    </style:style>
    <style:style style:name="MP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8" style:family="paragraph" style:parent-style-name="Footer">
      <style:text-properties officeooo:paragraph-rsid="0096b4e2"/>
    </style:style>
    <style:style style:name="MP9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" style:family="paragraph" style:parent-style-name="Footer">
      <style:text-properties officeooo:rsid="001f8a2d" officeooo:paragraph-rsid="00bd36bc"/>
    </style:style>
    <style:style style:name="MP11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2" style:family="paragraph" style:parent-style-name="Footer">
      <style:text-properties officeooo:rsid="0096b4e2" officeooo:paragraph-rsid="0096b4e2"/>
    </style:style>
    <style:style style:name="MP1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4" style:family="paragraph">
      <style:paragraph-properties fo:text-align="center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16" style:family="paragraph">
      <loext:graphic-properties draw:fill="solid" draw:fill-color="#1ca2b8"/>
    </style:style>
    <style:style style:name="MP17" style:family="paragraph" style:parent-style-name="Footer">
      <style:text-properties officeooo:rsid="001f8a2d" officeooo:paragraph-rsid="002b33ed"/>
    </style:style>
    <style:style style:name="MP18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9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0" style:family="paragraph" style:parent-style-name="Footer">
      <style:text-properties officeooo:rsid="011350d1" officeooo:paragraph-rsid="011350d1"/>
    </style:style>
    <style:style style:name="M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2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25" style:family="paragraph" style:parent-style-name="Footer">
      <style:text-properties officeooo:paragraph-rsid="00c384cf"/>
    </style:style>
    <style:style style:name="MP2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11dd7e"/>
    </style:style>
    <style:style style:name="MP32" style:family="paragraph" style:parent-style-name="Footer">
      <style:paragraph-properties fo:text-align="start" style:justify-single-word="false"/>
      <style:text-properties officeooo:paragraph-rsid="0211dd7e"/>
    </style:style>
    <style:style style:name="MP33" style:family="paragraph" style:parent-style-name="Footer">
      <style:text-properties officeooo:rsid="0242edd8" officeooo:paragraph-rsid="0242edd8"/>
    </style:style>
    <style:style style:name="MP3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5" style:family="paragraph" style:parent-style-name="Footer">
      <style:text-properties officeooo:paragraph-rsid="008d016c"/>
    </style:style>
    <style:style style:name="MP36" style:family="paragraph" style:parent-style-name="Header">
      <style:paragraph-properties fo:margin-left="0cm" fo:margin-right="0cm" fo:text-indent="0cm" style:auto-text-indent="false"/>
    </style:style>
    <style:style style:name="MP37" style:family="paragraph" style:parent-style-name="Footer">
      <style:text-properties officeooo:paragraph-rsid="010f7046"/>
    </style:style>
    <style:style style:name="MP38" style:family="paragraph" style:parent-style-name="Footer">
      <style:text-properties officeooo:paragraph-rsid="01120261"/>
    </style:style>
    <style:style style:name="MP3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2" style:family="paragraph" style:parent-style-name="_5f_Header_20_D_20_page_20_impaire_20__28_D_29_">
      <style:text-properties officeooo:paragraph-rsid="01a13e78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8" style:family="paragraph" style:parent-style-name="Footer">
      <style:paragraph-properties fo:text-align="end" style:justify-single-word="false"/>
      <style:text-properties officeooo:paragraph-rsid="00d4df5c"/>
    </style:style>
    <style:style style:name="MP49" style:family="paragraph" style:parent-style-name="Footer">
      <style:paragraph-properties fo:text-align="start" style:justify-single-word="false"/>
      <style:text-properties officeooo:paragraph-rsid="00d4df5c"/>
    </style:style>
    <style:style style:name="MP50" style:family="paragraph" style:parent-style-name="_5f_Header_20_G_20_page_20_impaire_20__28_D_29_">
      <style:text-properties officeooo:paragraph-rsid="01259ec2"/>
    </style:style>
    <style:style style:name="MP51" style:family="paragraph" style:parent-style-name="_5f_Header_20_G_20_page_20_paire_20__28_G_29_">
      <style:text-properties officeooo:paragraph-rsid="00eb2abc"/>
    </style:style>
    <style:style style:name="MP52" style:family="paragraph" style:parent-style-name="_5f_Footer_20_page_20_paire_20__28_G_29_">
      <style:text-properties fo:font-size="9pt" style:font-size-asian="9pt" style:font-size-complex="9pt"/>
    </style:style>
    <style:style style:name="MP53" style:family="paragraph" style:parent-style-name="_5f_Header_20_N_20_page_20_impaire_20__28_D_29_">
      <style:paragraph-properties fo:text-align="start" style:justify-single-word="false"/>
    </style:style>
    <style:style style:name="MP54" style:family="paragraph" style:parent-style-name="Footer">
      <style:text-properties officeooo:paragraph-rsid="00d4df5c"/>
    </style:style>
    <style:style style:name="MP5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6" style:family="paragraph">
      <loext:graphic-properties draw:fill="solid" draw:fill-color="#d7e12c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6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7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3" style:family="paragraph" style:parent-style-name="Footer">
      <style:text-properties officeooo:paragraph-rsid="00863005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7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7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78" style:family="paragraph" style:parent-style-name="_5f_Header_20_N_20_page_20_impaire_20__28_D_29_">
      <style:text-properties officeooo:rsid="0277791e" officeooo:paragraph-rsid="0277791e"/>
    </style:style>
    <style:style style:name="MP79" style:family="paragraph" style:parent-style-name="_5f_Header_20_N_20_page_20_impaire_20__28_D_29_">
      <style:text-properties officeooo:rsid="027aa87d" officeooo:paragraph-rsid="027aa87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81" style:family="paragraph" style:parent-style-name="_5f_Header_20_G_20_page_20_impaire_20__28_D_29_">
      <style:text-properties officeooo:paragraph-rsid="00c87b35"/>
    </style:style>
    <style:style style:name="MP82" style:family="paragraph" style:parent-style-name="Footer">
      <style:text-properties officeooo:paragraph-rsid="00a59a60"/>
    </style:style>
    <style:style style:name="MP8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4" style:family="paragraph" style:parent-style-name="Footer">
      <style:text-properties officeooo:paragraph-rsid="002aa84d"/>
    </style:style>
    <style:style style:name="MP85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6" style:family="paragraph">
      <loext:graphic-properties draw:fill="solid" draw:fill-color="#7fb241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4" style:family="paragraph" style:parent-style-name="_5f_Header_20_G_20_page_20_paire_20__28_G_29_">
      <style:text-properties officeooo:paragraph-rsid="0334a5be"/>
    </style:style>
    <style:style style:name="MP95" style:family="paragraph" style:parent-style-name="_5f_Header_20_G_20_page_20_paire_20__28_G_29_">
      <style:paragraph-properties fo:text-align="start" style:justify-single-word="false"/>
    </style:style>
    <style:style style:name="MP96" style:family="paragraph" style:parent-style-name="Footer">
      <style:text-properties officeooo:paragraph-rsid="030c4d7d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99" style:family="paragraph" style:parent-style-name="Footer">
      <style:text-properties officeooo:paragraph-rsid="00d8520c"/>
    </style:style>
    <style:style style:name="MP10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0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0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3" style:family="paragraph" style:parent-style-name="Header">
      <style:paragraph-properties fo:text-align="center" style:justify-single-word="false"/>
      <style:text-properties officeooo:paragraph-rsid="00c10aa6"/>
    </style:style>
    <style:style style:name="MP104" style:family="paragraph" style:parent-style-name="Header">
      <style:paragraph-properties fo:text-align="start" style:justify-single-word="false"/>
      <style:text-properties officeooo:paragraph-rsid="0289fb01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officeooo:rsid="0054f64f"/>
    </style:style>
    <style:style style:name="MT2" style:family="text">
      <style:text-properties fo:font-variant="small-caps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7" style:family="text">
      <style:text-properties fo:font-variant="small-caps" officeooo:rsid="007d7a6f"/>
    </style:style>
    <style:style style:name="MT8" style:family="text">
      <style:text-properties officeooo:rsid="00a59037"/>
    </style:style>
    <style:style style:name="MT9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0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3" style:family="text">
      <style:text-properties officeooo:rsid="0096b4e2"/>
    </style:style>
    <style:style style:name="MT1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5" style:family="text">
      <style:text-properties fo:font-variant="small-caps" officeooo:rsid="0096b4e2"/>
    </style:style>
    <style:style style:name="MT16" style:family="text">
      <style:text-properties fo:font-variant="small-caps" officeooo:rsid="00a847d5"/>
    </style:style>
    <style:style style:name="MT1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9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20" style:family="text">
      <style:text-properties officeooo:rsid="0032e83a"/>
    </style:style>
    <style:style style:name="MT21" style:family="text">
      <style:text-properties officeooo:rsid="002b33ed"/>
    </style:style>
    <style:style style:name="MT2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2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25" style:family="text">
      <style:text-properties officeooo:rsid="008d016c"/>
    </style:style>
    <style:style style:name="MT26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2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29" style:family="text">
      <style:text-properties officeooo:rsid="01fe03f2"/>
    </style:style>
    <style:style style:name="MT3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31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3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35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41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44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5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47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4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51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5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5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5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56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57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58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5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60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6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62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3" style:family="text">
      <style:text-properties officeooo:rsid="010c4d3a"/>
    </style:style>
    <style:style style:name="MT64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68" style:family="text">
      <style:text-properties fo:font-variant="small-caps" fo:color="#9d0f89" loext:opacity="100%" style:font-name="Bitstream Vera Sans" fo:font-size="16pt" fo:font-weight="bold" officeooo:rsid="01a13e78"/>
    </style:style>
    <style:style style:name="MT69" style:family="text">
      <style:text-properties officeooo:rsid="00b6801f"/>
    </style:style>
    <style:style style:name="MT7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71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5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6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7" style:family="text">
      <style:text-properties fo:font-size="16pt" style:font-size-asian="16pt" style:font-size-complex="16pt"/>
    </style:style>
    <style:style style:name="MT78" style:family="text"/>
    <style:style style:name="MT7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80" style:family="text">
      <style:text-properties officeooo:rsid="01f8729d"/>
    </style:style>
    <style:style style:name="MT81" style:family="text">
      <style:text-properties officeooo:rsid="01b6dc57"/>
    </style:style>
    <style:style style:name="MT82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8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8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9" style:family="text">
      <style:text-properties officeooo:rsid="00b5d2d1"/>
    </style:style>
    <style:style style:name="MT90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91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9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9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95" style:family="text">
      <style:text-properties officeooo:rsid="015f088a"/>
    </style:style>
    <style:style style:name="MT96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103" style:family="text">
      <style:text-properties officeooo:rsid="0160d7ef"/>
    </style:style>
    <style:style style:name="MT104" style:family="text">
      <style:text-properties officeooo:rsid="02735980"/>
    </style:style>
    <style:style style:name="MT105" style:family="text">
      <style:text-properties officeooo:rsid="02757f12"/>
    </style:style>
    <style:style style:name="MT106" style:family="text">
      <style:text-properties officeooo:rsid="0272f9e5"/>
    </style:style>
    <style:style style:name="MT107" style:family="text">
      <style:text-properties officeooo:rsid="026ec296"/>
    </style:style>
    <style:style style:name="MT108" style:family="text">
      <style:text-properties officeooo:rsid="0268e0aa"/>
    </style:style>
    <style:style style:name="MT109" style:family="text">
      <style:text-properties officeooo:rsid="0072f07f"/>
    </style:style>
    <style:style style:name="MT11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112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13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14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11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1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18" style:family="text">
      <style:text-properties officeooo:rsid="014407b5"/>
    </style:style>
    <style:style style:name="MT119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12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2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23" style:family="text">
      <style:text-properties officeooo:rsid="00a59a60"/>
    </style:style>
    <style:style style:name="MT124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5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2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9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0" style:family="text">
      <style:text-properties officeooo:rsid="005a3fa8"/>
    </style:style>
    <style:style style:name="MT13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32" style:family="text">
      <style:text-properties officeooo:rsid="00415f3a"/>
    </style:style>
    <style:style style:name="MT133" style:family="text">
      <style:text-properties officeooo:rsid="00386ebd"/>
    </style:style>
    <style:style style:name="MT134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136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13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38" style:family="text">
      <style:text-properties officeooo:rsid="0334a5be"/>
    </style:style>
    <style:style style:name="MT13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4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4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43" style:family="text">
      <style:text-properties officeooo:rsid="0315af39"/>
    </style:style>
    <style:style style:name="MT144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4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4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148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149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15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56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57" style:family="text">
      <style:text-properties officeooo:rsid="00a4cf55"/>
    </style:style>
    <style:style style:name="MT158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9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6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62" style:family="text">
      <style:text-properties officeooo:rsid="009e3fdd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6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7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6__5f_1_5f_SERIE_5f_G_5f_GAUCHE_5f_ET_5f_DROITE_5f_1COL" style:display-name="6_1_SERIE_G_GAUCHE_ET_DROITE_1COL" style:page-layout-name="Mpm10" draw:style-name="Mdp1">
      <style:header>
        <text:p text:style-name="_5f_Header_20_G_20_page_20_impaire_20__28_D_29_"><text:span text:style-name="MT1">S</text:span><text:span text:style-name="MT2">olides</text:span> : <text:span text:style-name="MT1">Vocabulaire, nature</text:span></text:p>
      </style:header>
      <style:header-left>
        <text:p text:style-name="_5f_Header_20_G_20_page_20_impaire_20__28_D_29_"><text:span text:style-name="MT1">S</text:span><text:span text:style-name="MT2">olides</text:span> : <text:span text:style-name="MT1">Vocabulaire, nature</text:span></text:p>
      </style:header-left>
      <style:footer>
        <text:p text:style-name="MP1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52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53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1" draw:style-name="Mdp1">
      <style:header>
        <text:p text:style-name="_5f_Header_20_G_20_page_20_impaire_20__28_D_29_"><text:span text:style-name="MT3">S</text:span>olides : <text:span text:style-name="MT4">Patrons</text:span></text:p>
      </style:header>
      <style:header-left>
        <text:p text:style-name="_5f_Header_20_G_20_page_20_impaire_20__28_D_29_"><text:span text:style-name="MT3">S</text:span>olides : <text:span text:style-name="MT4">Patrons</text:span></text:p>
      </style:header-left>
      <style:footer>
        <text:p text:style-name="MP1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54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olides : </text:span><text:span text:style-name="MT6">Patrons</text:span></text:h></draw:text-box></draw:frame></text:p>
      </style:footer>
      <style:footer-left>
        <text:p text:style-name="MP1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55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5">solides : </text:span><text:span text:style-name="MT6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0" draw:style-name="Mdp1">
      <style:header>
        <text:p text:style-name="_5f_Header_20_G_20_page_20_impaire_20__28_D_29_"><text:span text:style-name="MT7">Patrons</text:span></text:p>
      </style:header>
      <style:header-left>
        <text:p text:style-name="_5f_Header_20_G_20_page_20_paire_20__28_G_29_"><text:span text:style-name="MT7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358"><draw:text-box fo:min-height="0.499cm" fo:min-width="3cm"><draw:frame draw:style-name="Mfr2" draw:name="Frame333" text:anchor-type="frame" svg:x="0.45cm" svg:y="0.079cm" svg:width="0.817cm" draw:z-index="360"><draw:text-box fo:min-height="0.355cm"><text:p text:style-name="MP2"><text:page-number text:select-page="current">219</text:page-number></text:p></draw:text-box></draw:frame><text:p text:style-name="MP3">solides : <text:span text:style-name="MT8">patrons</text:span></text:p></draw:text-box></draw:frame><draw:g text:anchor-type="paragraph" draw:z-index="59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"><draw:frame draw:style-name="Mfr1" draw:name="Frame334" text:anchor-type="paragraph" svg:y="-0.06cm" draw:z-index="362"><draw:text-box fo:min-height="0.499cm" fo:min-width="3cm"><draw:frame draw:style-name="Mfr2" draw:name="Frame335" text:anchor-type="frame" svg:x="0.45cm" svg:y="0.079cm" svg:width="0.817cm" draw:z-index="364"><draw:text-box fo:min-height="0.355cm"><text:p text:style-name="MP2"><text:page-number text:select-page="current">220</text:page-number></text:p></draw:text-box></draw:frame><text:h text:style-name="_5f_Footer_20_page_20_paire_20__28_G_29_" text:outline-level="1">solides : <text:span text:style-name="MT8">patrons</text:span></text:h></draw:text-box></draw:frame><draw:g text:anchor-type="paragraph" draw:z-index="57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1" draw:style-name="Mdp1">
      <style:header>
        <text:p text:style-name="_5f_Header_20_G_20_page_20_impaire_20__28_D_29_"><text:span text:style-name="MT3">S</text:span>olides : <text:span text:style-name="MT9">Perspective cavalière</text:span></text:p>
      </style:header>
      <style:header-left>
        <text:p text:style-name="_5f_Header_20_G_20_page_20_impaire_20__28_D_29_"><text:span text:style-name="MT3">S</text:span>olides : <text:span text:style-name="MT9">Perspective cavalière</text:span></text:p>
      </style:header-left>
      <style:footer>
        <text:p text:style-name="MP1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60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olides : </text:span><text:span text:style-name="MT10">perspective cavalière</text:span></text:h></draw:text-box></draw:frame></text:p>
      </style:footer>
      <style:footer-left>
        <text:p text:style-name="MP1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61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5">solides : </text:span><text:span text:style-name="MT10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0" draw:style-name="Mdp1">
      <style:header>
        <text:p text:style-name="MP6"><text:span text:style-name="MT1">S</text:span><text:span text:style-name="MT2">olides</text:span> : <text:span text:style-name="MT1">Vocabulaire, nature</text:span></text:p>
      </style:header>
      <style:header-left>
        <text:p text:style-name="MP6"><text:span text:style-name="MT1">S</text:span><text:span text:style-name="MT2">olides</text:span> : <text:span text:style-name="MT1">Vocabulaire, nature</text:span></text:p>
      </style:header-left>
      <style:footer>
        <text:p text:style-name="MP1"><draw:frame draw:style-name="Mfr1" draw:name="Frame340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62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63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1" draw:style-name="Mdp1">
      <style:header>
        <text:p text:style-name="_5f_Header_20_G_20_page_20_impaire_20__28_D_29_"><text:span text:style-name="MT3">S</text:span>olides : <text:span text:style-name="MT3">Vocabulaire, nature</text:span></text:p>
      </style:header>
      <style:header-left>
        <text:p text:style-name="_5f_Header_20_G_20_page_20_impaire_20__28_D_29_"><text:span text:style-name="MT3">S</text:span>olides : <text:span text:style-name="MT3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66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solides : Vocabulaire, NatuRE</text:p></draw:text-box></draw:frame></text:h>
      </style:footer>
      <style:footer-left>
        <text:p text:style-name="MP1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">solides : Vocabulaire, NatuRE</text:p></draw:text-box></draw:frame><draw:g text:anchor-type="paragraph" draw:z-index="64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1" draw:style-name="Mdp1">
      <style:header>
        <text:p text:style-name="_5f_Header_20_G_20_page_20_impaire_20__28_D_29_"><text:span text:style-name="MT11">Constructions géométriques : </text:span><text:span text:style-name="MT12">Rédiger</text:span></text:p>
      </style:header>
      <style:header-left>
        <text:p text:style-name="_5f_Header_20_G_20_page_20_paire_20__28_G_29_"><text:span text:style-name="MT11">Constructions géométriques : </text:span><text:span text:style-name="MT12">Rédiger</text:span></text:p>
      </style:header-left>
      <style:footer>
        <text:p text:style-name="MP1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65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3">CONSTRUCTIONS Géométriques : </text:span><text:span text:style-name="MT14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0" draw:style-name="Mdp1">
      <style:header>
        <text:p text:style-name="MP9"><text:span text:style-name="MT15">Constructions géométriques : </text:span><text:span text:style-name="MT16">Reproduire</text:span></text:p>
      </style:header>
      <style:footer>
        <text:p text:style-name="MP1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67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>
      <style:footer-left>
        <text:p text:style-name="MP1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2"><draw:g text:anchor-type="paragraph" draw:z-index="68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1" draw:style-name="Mdp1">
      <style:header>
        <text:p text:style-name="_5f_Header_20_G_20_page_20_paire_20__28_G_29_"><text:span text:style-name="MT11">Constructions géométriques : </text:span><text:span text:style-name="MT18">Reproduire</text:span></text:p>
      </style:header>
      <style:header-left>
        <text:p text:style-name="_5f_Header_20_G_20_page_20_paire_20__28_G_29_"><text:span text:style-name="MT11">Constructions géométriques : </text:span><text:span text:style-name="MT18">Reproduire</text:span></text:p>
      </style:header-left>
      <style:footer>
        <text:p text:style-name="MP1"><draw:frame draw:style-name="Mfr1" draw:name="Frame612" text:anchor-type="paragraph" svg:y="-0.06cm" draw:z-index="0"><draw:text-box fo:min-height="0.499cm" fo:min-width="3cm"><draw:frame draw:style-name="Mfr2" draw:name="Frame713" text:anchor-type="frame" svg:x="0.45cm" svg:y="0.079cm" svg:width="0.817cm" draw:z-index="0"><draw:text-box fo:min-height="0.355cm"><text:p text:style-name="MP2"><draw:g text:anchor-type="paragraph" draw:z-index="69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3">CONSTRUCTIONS Géométriques : </text:span><text:span text:style-name="MT17">REPRODUIRE</text:span></text:p></draw:text-box></draw:frame></text:p>
      </style:footer>
      <style:footer-left>
        <text:p text:style-name="MP1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70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0" draw:style-name="Mdp1">
      <style:header>
        <text:p text:style-name="_5f_Header_20_G_20_page_20_impaire_20__28_D_29_"><text:span text:style-name="MT15">Constructions géométriques : </text:span><text:span text:style-name="MT16">Reproduire</text:span></text:p>
      </style:header>
      <style:header-left>
        <text:p text:style-name="MP11"><text:span text:style-name="MT15">Constructions géométriques : </text:span><text:span text:style-name="MT16">Reproduire</text:span></text:p>
      </style:header-left>
      <style:footer>
        <text:p text:style-name="MP1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2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1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1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71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0" draw:style-name="Mdp1">
      <style:header>
        <text:p text:style-name="MP13"><draw:line text:anchor-type="paragraph" draw:z-index="73" draw:name="Shape9_1" draw:style-name="Mgr3" draw:text-style-name="MP14" svg:x1="11.559cm" svg:y1="0.36cm" svg:x2="20.5cm" svg:y2="0.36cm"><text:p/></draw:line><draw:frame text:anchor-type="paragraph" draw:z-index="74" draw:name="Shape8_6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<draw:path text:anchor-type="paragraph" draw:z-index="75" draw:name="Shape7_1" draw:style-name="Mgr5" draw:text-style-name="MP16" svg:width="4.329cm" svg:height="2.24cm" svg:x="-1.499cm" svg:y="-1cm" svg:viewBox="0 0 4330 2241" svg:d="M0 2241l3984-288c209-15 363-168 345-342l-170-1611h-4159z"><text:p/></draw:path>T<text:span text:style-name="MT20">itre de la série</text:span></text:p>
      </style:header>
      <style:footer>
        <text:p text:style-name="MP1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76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21">Éléments de géométrie</text:span> • <text:span text:style-name="MT21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1" draw:style-name="Mdp1">
      <style:header>
        <text:p text:style-name="_5f_Header_20_G_20_page_20_impaire_20__28_D_29_">Géométrie plane : Vocabulaire</text:p>
        <text:p text:style-name="MP18">Géométrie de base, partie 1: nommer, mesurer</text:p>
      </style:header>
      <style:header-left>
        <text:p text:style-name="_5f_Header_20_G_20_page_20_impaire_20__28_D_29_">Géométrie plane : Vocabulaire</text:p>
        <text:p text:style-name="MP19">Géométrie de base, partie 1: nommer, mesurer</text:p>
      </style:header-left>
      <style:footer>
        <text:p text:style-name="MP1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77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">G</text:span><text:span text:style-name="MT22">éométrie </text:span><text:span text:style-name="MT23">plane </text:span><text:span text:style-name="MT22">: </text:span><text:span text:style-name="MT23">vocabulaire</text:span></text:h></draw:text-box></draw:frame></text:p>
      </style:footer>
      <style:footer-left>
        <text:p text:style-name="MP1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78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7">G</text:span><text:span text:style-name="MT22">éométrie </text:span><text:span text:style-name="MT24">plane</text:span><text:span text:style-name="MT22"> : </text:span><text:span text:style-name="MT24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0" draw:style-name="Mdp1">
      <style:header>
        <text:p text:style-name="MP9"><text:span text:style-name="MT15">Constructions géométriques : </text:span><text:span text:style-name="MT16">Reproduire</text:span></text:p>
      </style:header>
      <style:header-left>
        <text:p text:style-name="MP9"><text:span text:style-name="MT15">Constructions géométriques : </text:span><text:span text:style-name="MT16">Reproduire</text:span></text:p>
      </style:header-left>
      <style:footer>
        <text:p text:style-name="MP1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82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>
      <style:footer-left>
        <text:p text:style-name="MP1"><draw:frame draw:style-name="Mfr1" draw:name="Frame360" text:anchor-type="paragraph" svg:y="-0.06cm" draw:z-index="0"><draw:text-box fo:min-height="0.499cm" fo:min-width="3cm"><draw:frame draw:style-name="Mfr2" draw:name="Frame1013" text:anchor-type="frame" svg:x="0.45cm" svg:y="0.079cm" svg:width="0.817cm" draw:z-index="0"><draw:text-box fo:min-height="0.355cm"><text:p text:style-name="MP2"><draw:g text:anchor-type="paragraph" draw:z-index="79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3">CONSTRUCTIONS Géométriques : <text:s/></text:span><text:span text:style-name="MT17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21"><text:span text:style-name="MT25"><text:s text:c="15"/>A</text:span>ires : Calculer une aire</text:p>
      </style:header>
      <style:footer>
        <text:p text:style-name="MP2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81" draw:name="Shape4_161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84" draw:name="Shape4_159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85" draw:name="Shape4_16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58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9">Aires </text:span>: <text:span text:style-name="MT29">problèmes <text:s text:c="4"/></text:span></text:h>
      </style:footer>
      <style:footer-left>
        <text:p text:style-name="MP28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29"><text:span text:style-name="MT25"><text:s text:c="15"/>A</text:span>ires : Aire et unité</text:p>
      </style:header>
      <style:header-left>
        <text:p text:style-name="MP29"><text:span text:style-name="MT25"><text:s text:c="15"/>A</text:span>ires : Aire et unité</text:p>
      </style:header-left>
      <style:footer>
        <text:p text:style-name="MP2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50" draw:name="Shape4_157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52" draw:name="Shape4_10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53" draw:name="Shape4_15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5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31"><text:span text:style-name="MT30">Conversions d’unités : </text:span><text:span text:style-name="MT31">Problèmes</text:span></text:p>
      </style:header>
      <style:header-left>
        <text:p text:style-name="MP31"><text:span text:style-name="MT30">Conversions d’unités : </text:span><text:span text:style-name="MT31">Problèmes</text:span></text:p>
      </style:header-left>
      <style:footer>
        <text:p text:style-name="MP2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33">problèmes</text:span></text:p></draw:text-box></draw:frame><draw:g text:anchor-type="paragraph" draw:z-index="154" draw:name="Shape4_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34">Conversions d’unités : </text:span><text:span text:style-name="MT33">problèmes</text:span></text:p></draw:text-box></draw:frame><draw:g text:anchor-type="paragraph" draw:z-index="155" draw:name="Shape4_142" draw:style-name="Mgr1"><draw:path draw:style-name="Mgr7" draw:text-style-name="MP26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31">Problèmes</text:span></text:p>
      </style:header>
      <style:header-left>
        <text:p text:style-name="_5f_Header_20_N_20_page_20_paire_20__28_G_29_"><text:s/><text:span text:style-name="MT35">Conversions d’unités : </text:span><text:span text:style-name="MT31">Problèmes</text:span></text:p>
      </style:header-left>
      <style:footer>
        <text:p text:style-name="MP1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33">problèmes</text:span></text:p></draw:text-box></draw:frame><draw:g text:anchor-type="paragraph" draw:z-index="159" draw:name="Shape4_14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6">Conversions d’unités </text:span><text:span text:style-name="MT28">: </text:span><text:span text:style-name="MT36">problèmes</text:span></text:p></draw:text-box></draw:frame><draw:g text:anchor-type="paragraph" draw:z-index="156" draw:name="Shape4_63" draw:style-name="Mgr1"><draw:path draw:style-name="Mgr7" draw:text-style-name="MP26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30">Conversions d’unités : </text:span><text:span text:style-name="MT37">Aires</text:span></text:p>
      </style:header>
      <style:header-left>
        <text:p text:style-name="_5f_Header_20_N_20_page_20_paire_20__28_G_29_"><text:span text:style-name="MT30">Conversions d’unités : </text:span><text:span text:style-name="MT37">Aires</text:span></text:p>
      </style:header-left>
      <style:footer>
        <text:p text:style-name="MP2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2">Conversions d’unités : </text:span><text:span text:style-name="MT38">Aires</text:span></text:h></draw:text-box></draw:frame><draw:g text:anchor-type="paragraph" draw:z-index="158" draw:name="Shape4_14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35">Conversions d’unités : </text:span><text:span text:style-name="MT37">Aires</text:span></text:p>
      </style:header>
      <style:header-left>
        <text:p text:style-name="Header"><text:s/><text:span text:style-name="MT35">Conversions d’unités : </text:span><text:span text:style-name="MT37">Aires</text:span></text:p>
      </style:header-left>
      <style:footer>
        <text:p text:style-name="MP1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38">aires</text:span></text:p></draw:text-box></draw:frame><draw:g text:anchor-type="paragraph" draw:z-index="160" draw:name="Shape4_5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61" draw:name="Shape4_153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39">Vitesse</text:span></text:p>
      </style:header>
      <style:header-left>
        <text:p text:style-name="_5f_Header_20_N_20_page_20_impaire_20__28_D_29_"><text:span text:style-name="MT30">Conversions d’unités : </text:span><text:span text:style-name="MT39">Vitesse</text:span></text:p>
      </style:header-left>
      <style:footer>
        <text:p text:style-name="MP2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0">vitesse</text:span><text:span text:style-name="MT28"> </text:span></text:p></draw:text-box></draw:frame><draw:g text:anchor-type="paragraph" draw:z-index="163" draw:name="Shape4_14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64" draw:name="Shape4_4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Conversions d’unités : </text:span><text:span text:style-name="MT4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41">Temps et durées</text:span></text:p>
      </style:header>
      <style:header-left>
        <text:p text:style-name="_5f_Header_20_N_20_page_20_impaire_20__28_D_29_"><text:s/><text:span text:style-name="MT35">Conversions d’unités : </text:span><text:span text:style-name="MT41">Temps et durées</text:span></text:p>
      </style:header-left>
      <style:footer>
        <text:p text:style-name="MP1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2">Temps et </text:span><text:span text:style-name="MT43">Durée</text:span><text:span text:style-name="MT28"> </text:span></text:p></draw:text-box></draw:frame><draw:g text:anchor-type="paragraph" draw:z-index="165" draw:name="Shape4_13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66" draw:name="Shape4_14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44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>
      <style:header-left>
        <text:p text:style-name="_5f_Header_20_N_20_page_20_impaire_20__28_D_29_"><text:span text:style-name="MT30">Conversions d’unités : </text:span><text:span text:style-name="MT44">Temps et d</text:span><text:span text:style-name="MT45">urées</text:span></text:p>
      </style:header-left>
      <style:footer>
        <text:p text:style-name="MP2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68" draw:name="Shape4_13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69" draw:name="Shape4_141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Conversions d’unités : </text:span><text:span text:style-name="MT46">temps et </text:span><text:span text:style-name="MT4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35">Conversions d’unités : </text:span><text:span text:style-name="MT44">Temps et d</text:span><text:span text:style-name="MT45">urées</text:span></text:p>
      </style:header>
      <style:header-left>
        <text:p text:style-name="Header"><text:s/><text:span text:style-name="MT35">Conversions d’unités : </text:span><text:span text:style-name="MT44">Temps et d</text:span><text:span text:style-name="MT45">urées</text:span></text:p>
      </style:header-left>
      <style:footer>
        <text:p text:style-name="MP1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6">temps et </text:span><text:span text:style-name="MT47">durées</text:span><text:span text:style-name="MT28"> </text:span></text:p></draw:text-box></draw:frame><draw:g text:anchor-type="paragraph" draw:z-index="173" draw:name="Shape4_13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70" draw:name="Shape4_13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3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30">Conversions d’unités : </text:span><text:span text:style-name="MT48">Capacités</text:span></text:p>
      </style:header>
      <style:header-left>
        <text:p text:style-name="_5f_Header_20_N_20_page_20_impaire_20__28_D_29_"><text:span text:style-name="MT30">Conversions d’unités : </text:span><text:span text:style-name="MT48">Capacités</text:span></text:p>
      </style:header-left>
      <style:footer>
        <text:p text:style-name="MP2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49">Capacités</text:span><text:span text:style-name="MT28"> </text:span></text:p></draw:text-box></draw:frame><draw:g text:anchor-type="paragraph" draw:z-index="172" draw:name="Shape4_14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35">Conversions d’unités : </text:span><text:span text:style-name="MT48">Capacités</text:span></text:p>
      </style:header>
      <style:header-left>
        <text:p text:style-name="Header"><text:s/><text:span text:style-name="MT35">Conversions d’unités : </text:span><text:span text:style-name="MT48">Capacités</text:span></text:p>
      </style:header-left>
      <style:footer>
        <text:p text:style-name="MP1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50">capacités</text:span><text:span text:style-name="MT28"> </text:span></text:p></draw:text-box></draw:frame><draw:g text:anchor-type="paragraph" draw:z-index="175" draw:name="Shape4_13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76" draw:name="Shape4_134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3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>
      <style:header-left>
        <text:p text:style-name="_5f_Header_20_N_20_page_20_impaire_20__28_D_29_"><text:span text:style-name="MT51"><text:s/></text:span><text:span text:style-name="MT35">Conversions d’unités : </text:span><text:span text:style-name="MT51">masses</text:span></text:p>
      </style:header-left>
      <style:footer>
        <text:p text:style-name="MP3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52">Masses</text:span><text:span text:style-name="MT28"> </text:span></text:p></draw:text-box></draw:frame><draw:g text:anchor-type="paragraph" draw:z-index="178" draw:name="Shape4_12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draw:g text:anchor-type="paragraph" draw:z-index="179" draw:name="Shape4_12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74" draw:name="Shape4_3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4">Conversions d’unités : </text:span><text:span text:style-name="MT5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35">Conversions d’unités : </text:span><text:span text:style-name="MT51">masses</text:span></text:p>
      </style:header>
      <style:header-left>
        <text:p text:style-name="_5f_Header_20_N_20_page_20_impaire_20__28_D_29_"><text:s/><text:span text:style-name="MT35">Conversions d’unités : </text:span><text:span text:style-name="MT51">masses</text:span></text:p>
      </style:header-left>
      <style:footer>
        <text:p text:style-name="MP1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54">masses</text:span><text:span text:style-name="MT28"> </text:span></text:p></draw:text-box></draw:frame><draw:g text:anchor-type="paragraph" draw:z-index="181" draw:name="Shape4_12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82" draw:name="Shape4_12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3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4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90" draw:name="Shape4_109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5">Périmètre : </text:span><text:span text:style-name="MT56">Problèmes</text:span></text:p></draw:text-box></draw:frame></text:p>
      </style:footer>
      <style:footer-left>
        <text:p text:style-name="MP34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5"><text:span text:style-name="MT55">Périmètre : </text:span><text:span text:style-name="MT56">Problèmes</text:span></text:p></draw:text-box></draw:frame><draw:g text:anchor-type="paragraph" draw:z-index="191" draw:name="Shape4_122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93" draw:name="Shape4_10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92" draw:name="Shape4_120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189" draw:name="Shape4_121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195" draw:name="Shape3_16" draw:style-name="Mgr9" draw:text-style-name="MP14" svg:x1="12.726cm" svg:y1="0.399cm" svg:x2="20.496cm" svg:y2="0.36cm"><text:p/></draw:line><text:span text:style-name="MT57">Périmètre</text:span> : <text:span text:style-name="MT58">Périmètres et unités</text:span></text:p>
      </style:header>
      <style:header-left>
        <text:p text:style-name="MP36"><draw:line text:anchor-type="paragraph" draw:z-index="196" draw:name="Shape3_17" draw:style-name="Mgr9" draw:text-style-name="MP14" svg:x1="16.083cm" svg:y1="0.383cm" svg:x2="20.496cm" svg:y2="0.36cm"><text:p/></draw:line><text:span text:style-name="MT57">Périmètre</text:span> : <text:span text:style-name="MT58">Périmètres et unités</text:span></text:p>
      </style:header-left>
      <style:footer>
        <text:p text:style-name="MP2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97" draw:name="Shape4_107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5">Périmètre <text:s/>: </text:span><text:span text:style-name="MT5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99" draw:name="Shape4_1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98" draw:name="Shape4_26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26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01" draw:name="Shape3_11" draw:style-name="Mgr9" draw:text-style-name="MP14" svg:x1="12.45cm" svg:y1="0.362cm" svg:x2="20.497cm" svg:y2="0.36cm"><text:p/></draw:line><text:span text:style-name="MT57">Périmètre</text:span> : <text:span text:style-name="MT60">Mesurer, reporter</text:span></text:p>
      </style:header>
      <style:header-left>
        <text:p text:style-name="_5f_Header_20_M_20_page_20_impaire_20__28_D_29_"><draw:line text:anchor-type="paragraph" draw:z-index="202" draw:name="Shape3_20" draw:style-name="Mgr9" draw:text-style-name="MP14" svg:x1="12.45cm" svg:y1="0.362cm" svg:x2="20.497cm" svg:y2="0.36cm"><text:p/></draw:line><text:span text:style-name="MT57">Périmètre</text:span> : <text:span text:style-name="MT60">Mesurer, reporter</text:span></text:p>
      </style:header-left>
      <style:footer>
        <text:p text:style-name="MP2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03" draw:name="Shape4_113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5">Périmètre : </text:span><text:span text:style-name="MT6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05" draw:name="Shape4_1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06" draw:name="Shape4_11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1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57">Périmètre</text:span> : <text:span text:style-name="MT57">Calculs sur une figure</text:span></text:p>
      </style:header>
      <style:header-left>
        <text:p text:style-name="_5f_Header_20_M_20_page_20_paire_20__28_G_29_"><text:span text:style-name="MT57">Périmètre</text:span> : <text:span text:style-name="MT57">Calculs sur une figure</text:span></text:p>
      </style:header-left>
      <style:footer>
        <text:p text:style-name="MP2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08" draw:name="Shape4_94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09" draw:name="Shape4_95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4" draw:name="Shape4_96" draw:style-name="Mgr1"><draw:path draw:style-name="Mgr6" draw:text-style-name="MP2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10" draw:name="Shape4_9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11" draw:name="Shape4_10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0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62">Proportionnalité et pourcentage</text:span><text:span text:style-name="MT63"> </text:span>: <text:span text:style-name="MT64">Pourcentages</text:span> </text:p>
      </style:header>
      <style:header-left>
        <text:p text:style-name="_5f_Header_20_D_20_page_20_impaire_20__28_D_29_"><text:span text:style-name="MT62">Proportionnalité et pourcentage</text:span><text:span text:style-name="MT63"> </text:span>: <text:span text:style-name="MT64">Pourcentages</text:span> </text:p>
      </style:header-left>
      <style:footer>
        <text:p text:style-name="MP2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12" draw:name="Shape4_98" draw:style-name="Mgr1"><draw:path draw:style-name="Mgr8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5">Proportionnalité et pourcentage : </text:span><text:span text:style-name="MT66">pourcentages</text:span></text:p></draw:text-box></draw:frame></text:p>
      </style:footer>
      <style:footer-left>
        <text:p text:style-name="MP1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8"><text:span text:style-name="MT67">Proportionnalité et pourcentages : </text:span><text:span text:style-name="MT66">pourcentages</text:span></text:p></draw:text-box></draw:frame><draw:g text:anchor-type="paragraph" draw:z-index="213" draw:name="Shape4_112" draw:style-name="Mgr1"><draw:path draw:style-name="Mgr8" draw:text-style-name="MP2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39"/>
      </style:header>
      <style:header-left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39"/>
      </style:header-left>
      <style:footer>
        <text:p text:style-name="MP1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0">Proportionnalité et pourcentages : proportionalité</text:p></draw:text-box></draw:frame><draw:g text:anchor-type="paragraph" draw:z-index="214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: </text:p></draw:text-box></draw:frame><draw:g text:anchor-type="paragraph" draw:z-index="215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68">Utiliser des données</text:span> : <text:span text:style-name="MT68">Organiser</text:span> </text:p>
      </style:header>
      <style:header-left>
        <text:p text:style-name="MP42"><text:span text:style-name="MT68">Utiliser des données</text:span> : <text:span text:style-name="MT68">Organiser</text:span> </text:p>
      </style:header-left>
      <style:footer>
        <text:p text:style-name="MP2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27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>
      <style:footer-left>
        <text:p text:style-name="MP1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28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63">Utilis</text:span><text:span text:style-name="MT70">er des</text:span><text:span text:style-name="MT63"> données </text:span>: <text:span text:style-name="MT71">Organiser</text:span> </text:p>
      </style:header>
      <style:header-left>
        <text:p text:style-name="_5f_Header_20_D_20_page_20_paire_20__28_G_29_"><text:s/><text:span text:style-name="MT63">Utilis</text:span><text:span text:style-name="MT70">er des</text:span><text:span text:style-name="MT63"> données </text:span>: <text:span text:style-name="MT71">Organiser</text:span> </text:p>
      </style:header-left>
      <style:footer>
        <text:p text:style-name="MP1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4">Organiser</text:span><text:span text:style-name="MT28"> </text:span></text:p></draw:text-box></draw:frame><draw:g text:anchor-type="paragraph" draw:z-index="229" draw:name="Shape4_74" draw:style-name="Mgr1"><draw:path draw:style-name="Mgr8" draw:text-style-name="MP2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4">Organiser</text:span><text:span text:style-name="MT28"> </text:span></text:p></draw:text-box></draw:frame><draw:g text:anchor-type="paragraph" draw:z-index="230" draw:name="Shape4_75" draw:style-name="Mgr1"><draw:path draw:style-name="Mgr8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6" draw:name="Shape4_25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5"><text:span text:style-name="MT75">Repères du plan : Se repérer</text:span> </text:p>
      </style:header>
      <style:header-left>
        <text:p text:style-name="MP45"><text:span text:style-name="MT75">Repères du plan : Se repérer</text:span> </text:p>
      </style:header-left>
      <style:footer>
        <text:p text:style-name="MP2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32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>
      <style:footer-left>
        <text:p text:style-name="MP1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33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0" draw:style-name="Mdp1">
      <style:header>
        <text:p text:style-name="_5f_Header_20_D_20_page_20_impaire_20__28_D_29_"><text:s/><text:span text:style-name="MT63">Utilis</text:span><text:span text:style-name="MT70">er des</text:span><text:span text:style-name="MT63"> données </text:span>: <text:span text:style-name="MT76">Représenter</text:span> </text:p>
      </style:header>
      <style:header-left>
        <text:p text:style-name="_5f_Header_20_D_20_page_20_paire_20__28_G_29_"><text:span text:style-name="_5f_Caractères"><text:span text:style-name="MT77"><text:s/>Utiliser des données : Représenter </text:span></text:span></text:p>
      </style:header-left>
      <style:footer>
        <text:p text:style-name="MP1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5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9">représenter</text:span><text:span text:style-name="MT28"> </text:span></text:p></draw:text-box></draw:frame><draw:g text:anchor-type="paragraph" draw:z-index="235" draw:name="Shape4_70" draw:style-name="Mgr1"><draw:path draw:style-name="Mgr8" draw:text-style-name="MP2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72">Utilis</text:span><text:span text:style-name="MT73">er</text:span><text:span text:style-name="MT72"> de</text:span><text:span text:style-name="MT73">s</text:span><text:span text:style-name="MT72"> données</text:span><text:span text:style-name="MT28"> : </text:span><text:span text:style-name="MT79">représenter</text:span><text:span text:style-name="MT28"> </text:span></text:p></draw:text-box></draw:frame><draw:g text:anchor-type="paragraph" draw:z-index="236" draw:name="Shape4_91" draw:style-name="Mgr1"><draw:path draw:style-name="Mgr8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31" draw:name="Shape4_90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40" draw:name="Shape4_82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Résoudre des problèmes</text:p></draw:text-box></draw:frame><draw:g text:anchor-type="paragraph" draw:z-index="241" draw:name="Shape4_97" draw:style-name="Mgr1"><draw:path draw:style-name="Mgr7" draw:text-style-name="MP26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42" draw:name="Shape4_6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43" draw:name="Shape4_89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83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81">Calculer : </text:span><text:span text:style-name="MT82">Distributiv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2">Distributivité</text:span><text:span text:style-name="MT81"> </text:span></text:p>
      </style:header-left>
      <style:footer>
        <text:p text:style-name="MP2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49" draw:name="Shape4_79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3">calculer</text:span><text:span text:style-name="MT84"> : </text:span><text:span text:style-name="MT8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51" draw:name="Shape4_6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52" draw:name="Shape4_80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81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53" draw:name="Shape4_61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3">calculer</text:span><text:span text:style-name="MT84"> : </text:span><text:span text:style-name="MT87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83">calculer</text:span><text:span text:style-name="MT84"> : </text:span><text:span text:style-name="MT87">critères de divisibilité</text:span></text:p></draw:text-box></draw:frame><draw:g text:anchor-type="paragraph" draw:z-index="254" draw:name="Shape4_65" draw:style-name="Mgr1"><draw:path draw:style-name="Mgr7" draw:text-style-name="MP26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50"><text:span text:style-name="MT88">G</text:span>éométrie plane : Parallèles, perpendiculaires,<text:line-break/> distances</text:p>
      </style:header>
      <style:header-left>
        <text:p text:style-name="MP51"><text:s/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92">Géométrie plane : </text:span><text:span text:style-name="MT93">parallèles, perpendiculaires, </text:span><text:span text:style-name="MT94">distances</text:span></text:h></draw:text-box></draw:frame><draw:g text:anchor-type="paragraph" draw:z-index="255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2" text:outline-level="1"><text:span text:style-name="MT95">G</text:span>éométrie plane : Parallèles, perpendiculaires, distances</text:h></draw:text-box></draw:frame><draw:g text:anchor-type="paragraph" draw:z-index="256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81">Calculer : </text:span><text:span text:style-name="MT96">Diviser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96">Diviser</text:span><text:span text:style-name="MT81"> </text:span></text:p>
      </style:header-left>
      <style:footer>
        <text:p text:style-name="MP2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<draw:g text:anchor-type="paragraph" draw:z-index="258" draw:name="Shape4_51" draw:style-name="Mgr1"><draw:path draw:style-name="Mgr7" draw:text-style-name="MP26" svg:width="0.855cm" svg:height="1.172cm" svg:x="7.545cm" svg:y="-0.194cm" svg:viewBox="0 0 856 1173" svg:d="M856 1173h-856v-991c0-100 79-182 175-182h505c97 0 176 82 176 182z"><text:p/></draw:path></draw:g><text:span text:style-name="MT83">calculer</text:span><text:span text:style-name="MT84"> : </text:span><text:span text:style-name="MT97">diviser</text:span></text:p></draw:text-box></draw:frame></text:p>
      </style:footer>
      <style:footer-left>
        <text:p text:style-name="MP2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83">calculer</text:span><text:span text:style-name="MT84"> : </text:span><text:span text:style-name="MT97">diviser</text:span></text:p></draw:text-box></draw:frame><draw:g text:anchor-type="paragraph" draw:z-index="259" draw:name="Shape4_60" draw:style-name="Mgr1"><draw:path draw:style-name="Mgr7" draw:text-style-name="MP26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60" draw:name="Shape4_5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61" draw:name="Shape4_5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5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53">Calculer : <text:span text:style-name="MT98">Multiplier</text:span> </text:p>
      </style:header>
      <style:header-left>
        <text:p text:style-name="MP53">Calculer : <text:span text:style-name="MT98">Multiplier</text:span> </text:p>
      </style:header-left>
      <style:footer>
        <text:p text:style-name="MP2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8"><draw:g text:anchor-type="paragraph" draw:z-index="263" draw:name="Shape4_55" draw:style-name="Mgr1"><draw:path draw:style-name="Mgr7" draw:text-style-name="MP26" svg:width="0.855cm" svg:height="1.172cm" svg:x="7.535cm" svg:y="-0.178cm" svg:viewBox="0 0 856 1173" svg:d="M856 1173h-856v-991c0-100 79-182 175-182h505c97 0 176 82 176 182z"><text:p/></draw:path></draw:g><text:span text:style-name="MT83">calculer</text:span><text:span text:style-name="MT84"> : </text:span><text:span text:style-name="MT99">Multiplier</text:span></text:p></draw:text-box></draw:frame></text:p>
      </style:footer>
      <style:footer-left>
        <text:p text:style-name="MP2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83">calculer</text:span><text:span text:style-name="MT84"> : </text:span><text:span text:style-name="MT99">Multiplier</text:span></text:p></draw:text-box></draw:frame><draw:g text:anchor-type="paragraph" draw:z-index="264" draw:name="Shape4_262" draw:style-name="Mgr1"><draw:path draw:style-name="Mgr7" draw:text-style-name="MP26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65" draw:name="Shape4_5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66" draw:name="Shape4_52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5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83">calculer</text:span><text:span text:style-name="MT84"> : </text:span><text:span text:style-name="MT83">additionner et soustraire</text:span></text:p></draw:text-box></draw:frame><draw:g text:anchor-type="paragraph" draw:z-index="267" draw:name="Shape4_47" draw:style-name="Mgr1"><draw:path draw:style-name="Mgr7" draw:text-style-name="MP2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4"><text:span text:style-name="MT83">calculer</text:span><text:span text:style-name="MT84"> : </text:span><text:span text:style-name="MT83">additionner et soustraire</text:span></text:p></draw:text-box></draw:frame><draw:g text:anchor-type="paragraph" draw:z-index="268" draw:name="Shape4_261" draw:style-name="Mgr1"><draw:path draw:style-name="Mgr7" draw:text-style-name="MP26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26">Calculer</text:span> : <text:span text:style-name="MT26">Additionner et soustraire</text:span></text:p>
      </style:header>
      <style:header-left>
        <text:p text:style-name="_5f_Header_20_N_20_page_20_paire_20__28_G_29_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71" draw:name="Shape4_4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70" draw:name="Shape4_4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5"><draw:path text:anchor-type="paragraph" draw:z-index="279" draw:name="Shape1_6" draw:style-name="Mgr10" draw:text-style-name="MP56" svg:width="4.329cm" svg:height="2.238cm" svg:x="-1.5cm" svg:y="-1.001cm" svg:viewBox="0 0 4330 2239" svg:d="M0 2239l3984-288c209-15 363-167 345-342l-170-1609h-4159z"><text:p/></draw:path><draw:line text:anchor-type="paragraph" draw:z-index="272" draw:name="Shape3_10" draw:style-name="Mgr11" draw:text-style-name="MP14" svg:x1="10.308cm" svg:y1="0.388cm" svg:x2="20.496cm" svg:y2="0.36cm"><text:p/></draw:line><text:span text:style-name="MT100">Fractions</text:span><text:span text:style-name="MT101"> : </text:span><text:span text:style-name="MT102">Problèmes</text:span><text:span text:style-name="MT101"> </text:span></text:p>
      </style:header>
      <style:header-left>
        <text:p text:style-name="MP55"><draw:line text:anchor-type="paragraph" draw:z-index="273" draw:name="Shape3_27" draw:style-name="Mgr11" draw:text-style-name="MP14" svg:x1="10.308cm" svg:y1="0.388cm" svg:x2="20.496cm" svg:y2="0.36cm"><text:p/></draw:line><draw:path text:anchor-type="paragraph" draw:z-index="274" draw:name="Shape1_10" draw:style-name="Mgr10" draw:text-style-name="MP56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-left>
      <style:footer>
        <text:p text:style-name="MP2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69" draw:name="Shape4_43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0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82" draw:name="Shape4_4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81" draw:name="Shape4_4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4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58"><draw:line text:anchor-type="paragraph" draw:z-index="284" draw:name="Shape3_9" draw:style-name="Mgr11" draw:text-style-name="MP14" svg:x1="10.37cm" svg:y1="0.365cm" svg:x2="20.496cm" svg:y2="0.36cm"><text:p/></draw:line><draw:path text:anchor-type="paragraph" draw:z-index="285" draw:name="Shape1_4" draw:style-name="Mgr10" draw:text-style-name="MP56" svg:width="4.329cm" svg:height="2.238cm" svg:x="-1.5cm" svg:y="-7.4cm" svg:viewBox="0 0 4330 2239" svg:d="M0 2239l3984-288c209-15 363-167 345-342l-170-1609h-4159z"><text:p/></draw:path><text:span text:style-name="MT104">Fractions</text:span> : <text:span text:style-name="MT104">Opérations</text:span> </text:p>
      </style:header>
      <style:header-left>
        <text:p text:style-name="MP58"><draw:path text:anchor-type="paragraph" draw:z-index="286" draw:name="Shape1_8" draw:style-name="Mgr10" draw:text-style-name="MP56" svg:width="4.329cm" svg:height="2.238cm" svg:x="-1.5cm" svg:y="-7.4cm" svg:viewBox="0 0 4330 2239" svg:d="M0 2239l3984-288c209-15 363-167 345-342l-170-1609h-4159z"><text:p/></draw:path><draw:line text:anchor-type="paragraph" draw:z-index="287" draw:name="Shape3_26" draw:style-name="Mgr11" draw:text-style-name="MP14" svg:x1="10.37cm" svg:y1="0.365cm" svg:x2="20.496cm" svg:y2="0.36cm"><text:p/></draw:line><text:span text:style-name="MT104">Fractions</text:span> : <text:span text:style-name="MT104">Opérations</text:span> </text:p>
      </style:header-left>
      <style:footer>
        <text:p text:style-name="MP2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80" draw:name="Shape4_38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10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89" draw:name="Shape4_3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88" draw:name="Shape4_39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4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60"><draw:line text:anchor-type="paragraph" draw:z-index="291" draw:name="Shape3_8" draw:style-name="Mgr11" draw:text-style-name="MP14" svg:x1="17.736cm" svg:y1="0.376cm" svg:x2="20.496cm" svg:y2="0.36cm"><text:p/></draw:line><text:span text:style-name="MT105">Fractions</text:span> : <text:span text:style-name="MT105">Fractions, décimaux et comparaison</text:span></text:p>
      </style:header>
      <style:header-left>
        <text:p text:style-name="MP60"><draw:line text:anchor-type="paragraph" draw:z-index="292" draw:name="Shape3_25" draw:style-name="Mgr11" draw:text-style-name="MP14" svg:x1="17.736cm" svg:y1="0.376cm" svg:x2="20.496cm" svg:y2="0.36cm"><text:p/></draw:line><text:span text:style-name="MT105">Fractions</text:span> : <text:span text:style-name="MT105">Fractions, décimaux et comparaison</text:span></text:p>
      </style:header-left>
      <style:footer>
        <text:p text:style-name="MP2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93" draw:name="Shape4_34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0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95" draw:name="Shape4_33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94" draw:name="Shape4_3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3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62"><draw:line text:anchor-type="paragraph" draw:z-index="297" draw:name="Shape3_24" draw:style-name="Mgr11" draw:text-style-name="MP14" svg:x1="11.52cm" svg:y1="0.376cm" svg:x2="20.496cm" svg:y2="0.36cm"><text:p/></draw:line><text:span text:style-name="MT106">Fractions</text:span> : <text:span text:style-name="MT106">Droite graduée</text:span></text:p>
      </style:header>
      <style:header-left>
        <text:p text:style-name="MP62"><draw:line text:anchor-type="paragraph" draw:z-index="298" draw:name="Shape3_28" draw:style-name="Mgr11" draw:text-style-name="MP14" svg:x1="11.52cm" svg:y1="0.376cm" svg:x2="20.496cm" svg:y2="0.36cm"><text:p/></draw:line><text:span text:style-name="MT106">Fractions</text:span> : <text:span text:style-name="MT106">Droite graduée</text:span></text:p>
      </style:header-left>
      <style:footer>
        <text:p text:style-name="MP2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99" draw:name="Shape4_30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10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02" draw:name="Shape4_29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01" draw:name="Shape4_3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4"><draw:line text:anchor-type="paragraph" draw:z-index="304" draw:name="Shape3_14" draw:style-name="Mgr11" draw:text-style-name="MP14" svg:x1="12.876cm" svg:y1="0.392cm" svg:x2="20.496cm" svg:y2="0.36cm"><text:p/></draw:line><draw:path text:anchor-type="paragraph" draw:z-index="305" draw:name="Shape1_3" draw:style-name="Mgr10" draw:text-style-name="MP56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>
      <style:header-left>
        <text:p text:style-name="MP64"><draw:line text:anchor-type="paragraph" draw:z-index="306" draw:name="Shape3_23" draw:style-name="Mgr11" draw:text-style-name="MP14" svg:x1="12.876cm" svg:y1="0.392cm" svg:x2="20.496cm" svg:y2="0.36cm"><text:p/></draw:line><draw:path text:anchor-type="paragraph" draw:z-index="307" draw:name="Shape1_7" draw:style-name="Mgr10" draw:text-style-name="MP56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-left>
      <style:footer>
        <text:p text:style-name="MP2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300" draw:name="Shape4_26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0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09" draw:name="Shape4_2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08" draw:name="Shape4_28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03" draw:name="Shape4_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6"><draw:path text:anchor-type="paragraph" draw:z-index="311" draw:name="Shape1_1" draw:style-name="Mgr10" draw:text-style-name="MP56" svg:width="4.329cm" svg:height="2.238cm" svg:x="-1.8cm" svg:y="-8.982cm" svg:viewBox="0 0 4330 2239" svg:d="M0 2239l3984-288c209-15 363-167 345-342l-170-1609h-4159z"><text:p/></draw:path><draw:line text:anchor-type="paragraph" draw:z-index="312" draw:name="Shape3_13" draw:style-name="Mgr11" draw:text-style-name="MP14" svg:x1="15.337cm" svg:y1="0.36cm" svg:x2="20.496cm" svg:y2="0.36cm"><text:p/></draw:line><text:span text:style-name="MT108">Fractions</text:span> : <text:span text:style-name="MT108">Représentation géométrique</text:span></text:p>
      </style:header>
      <style:header-left>
        <text:p text:style-name="MP66"><draw:line text:anchor-type="paragraph" draw:z-index="313" draw:name="Shape3_21" draw:style-name="Mgr11" draw:text-style-name="MP14" svg:x1="15.337cm" svg:y1="0.36cm" svg:x2="20.496cm" svg:y2="0.36cm"><text:p/></draw:line><draw:path text:anchor-type="paragraph" draw:z-index="314" draw:name="Shape1_13" draw:style-name="Mgr10" draw:text-style-name="MP56" svg:width="4.329cm" svg:height="2.238cm" svg:x="-1.8cm" svg:y="-8.982cm" svg:viewBox="0 0 4330 2239" svg:d="M0 2239l3984-288c209-15 363-167 345-342l-170-1609h-4159z"><text:p/></draw:path><text:span text:style-name="MT108">Fractions</text:span> : <text:span text:style-name="MT108">Représentation géométrique</text:span></text:p>
      </style:header-left>
      <style:footer>
        <text:p text:style-name="MP2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7"><text:span text:style-name="MT10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16" draw:name="Shape4_2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15" draw:name="Shape4_2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86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68"><draw:line text:anchor-type="paragraph" draw:z-index="318" draw:name="Shape3_5" draw:style-name="Mgr11" draw:text-style-name="MP14" svg:x1="18.701cm" svg:y1="0.36cm" svg:x2="20.497cm" svg:y2="0.36cm"><text:p/></draw:line><text:span text:style-name="MT109">Nombres entiers et décimaux</text:span> : <text:span text:style-name="MT109">Comparer, encadrer</text:span></text:p>
      </style:header>
      <style:header-left>
        <text:p text:style-name="MP68"><draw:line text:anchor-type="paragraph" draw:z-index="319" draw:name="Shape3_6" draw:style-name="Mgr11" draw:text-style-name="MP14" svg:x1="18.701cm" svg:y1="0.36cm" svg:x2="20.497cm" svg:y2="0.36cm"><text:p/></draw:line><text:span text:style-name="MT109">Nombres entiers et décimaux</text:span> : <text:span text:style-name="MT109">Comparer, encadrer</text:span></text:p>
      </style:header-left>
      <style:footer>
        <text:p text:style-name="MP2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20" draw:name="Shape4_19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0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21" draw:name="Shape4_1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22" draw:name="Shape4_2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2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70"><draw:line text:anchor-type="paragraph" draw:z-index="324" draw:name="Shape3_2" draw:style-name="Mgr11" draw:text-style-name="MP14" svg:x1="16.083cm" svg:y1="0.383cm" svg:x2="20.496cm" svg:y2="0.36cm"><text:p/></draw:line>Nombres entiers et décimaux : Numération</text:p>
      </style:header>
      <style:header-left>
        <text:p text:style-name="MP70"><draw:line text:anchor-type="paragraph" draw:z-index="325" draw:name="Shape3_3" draw:style-name="Mgr12" draw:text-style-name="MP14" svg:x1="16.085cm" svg:y1="1.458cm" svg:x2="20.498cm" svg:y2="1.435cm"><text:p/></draw:line>Nombres entiers et décimaux : Numération</text:p>
      </style:header-left>
      <style:footer>
        <text:p text:style-name="MP22"><draw:g text:anchor-type="paragraph" draw:z-index="326" draw:name="Shape4_4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03">N</text:span>ombres entiers et décimaux : numération</text:p></draw:text-box></draw:frame></text:p>
      </style:footer>
      <style:footer-left>
        <text:p text:style-name="MP22"><draw:g text:anchor-type="paragraph" draw:z-index="327" draw:name="Shape4_8" draw:style-name="Mgr1"><draw:path draw:style-name="Mgr7" draw:text-style-name="MP26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0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29" draw:name="Shape4_78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28" draw:name="Shape4_11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92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72"><draw:line text:anchor-type="paragraph" draw:z-index="331" draw:name="Shape3_15" draw:style-name="Mgr11" draw:text-style-name="MP14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>
      <style:header-left>
        <text:p text:style-name="MP72"><draw:line text:anchor-type="paragraph" draw:z-index="332" draw:name="Shape3_19" draw:style-name="Mgr11" draw:text-style-name="MP14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-left>
      <style:footer>
        <text:p text:style-name="MP2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33" draw:name="Shape4_15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83">N</text:span><text:span text:style-name="MT112">ombres entiers et décimaux : </text:span><text:span text:style-name="Character_5f_20_5f_style"><text:span text:style-name="MT110">×</text:span></text:span><text:span text:style-name="MT11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35" draw:name="Shape4_1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36" draw:name="Shape4_106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37" draw:name="Shape4_1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39" draw:name="Shape4_1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116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72"><draw:line text:anchor-type="paragraph" draw:z-index="340" draw:name="Shape3_22" draw:style-name="Mgr13" draw:text-style-name="MP14" svg:x1="16.575cm" svg:y1="0cm" svg:x2="19.073cm" svg:y2="0cm"><text:p/></draw:line><text:span text:style-name="MT101">Nombres entiers et décimaux : </text:span><text:span text:style-name="MT114">La droite graduée</text:span></text:p>
      </style:header>
      <style:header-left>
        <text:p text:style-name="MP72"><draw:line text:anchor-type="paragraph" draw:z-index="341" draw:name="Shape3_37" draw:style-name="Mgr11" draw:text-style-name="MP14" svg:x1="17.999cm" svg:y1="0.36cm" svg:x2="20.497cm" svg:y2="0.36cm"><text:p/></draw:line><text:span text:style-name="MT101">Nombres entiers et décimaux : </text:span><text:span text:style-name="MT114">La droite graduée</text:span></text:p>
      </style:header-left>
      <style:footer>
        <text:p text:style-name="MP2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42" draw:name="Shape4_9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83">N</text:span><text:span text:style-name="MT112">ombres entiers et décimaux : </text:span><text:span text:style-name="MT115">la droite graduée</text:span></text:p></draw:text-box></draw:frame></text:p>
      </style:footer>
      <style:footer-left>
        <text:p text:style-name="MP2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38" draw:name="Shape4_13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83">N</text:span><text:span text:style-name="MT112">ombres entiers et décimaux : </text:span><text:span text:style-name="MT11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37" draw:name="Shape4_6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38" draw:name="Shape4_7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77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-left>
      <style:footer>
        <text:p text:style-name="MP2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45" draw:name="Shape4_67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3">calculer</text:span><text:span text:style-name="MT84"> : </text:span><text:span text:style-name="MT117">priorités opératoires</text:span></text:p></draw:text-box></draw:frame></text:p>
      </style:footer>
      <style:footer-left>
        <text:p text:style-name="MP2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83">calculer</text:span><text:span text:style-name="MT84"> : </text:span><text:span text:style-name="MT117">priorités opératoires</text:span></text:p></draw:text-box></draw:frame><draw:g text:anchor-type="paragraph" draw:z-index="246" draw:name="Shape4_69" draw:style-name="Mgr1"><draw:path draw:style-name="Mgr7" draw:text-style-name="MP26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1" draw:style-name="Mdp1">
      <style:header>
        <text:p text:style-name="_5f_Header_20_D_20_page_20_impaire_20__28_D_29_">Proportionnalité et pourcentage : <text:span text:style-name="MT118">P</text:span>roportionnalité </text:p>
      </style:header>
      <style:header-left>
        <text:p text:style-name="_5f_Header_20_D_20_page_20_paire_20__28_G_29_"><text:span text:style-name="MT62"><text:tab/>Proportionnalité et pourcentage</text:span><text:span text:style-name="MT63"> </text:span>: <text:span text:style-name="MT62">proportionnalité</text:span> </text:p>
      </style:header-left>
      <style:footer>
        <text:p text:style-name="MP2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4"><draw:g text:anchor-type="paragraph" draw:z-index="216" draw:name="Shape4_73" draw:style-name="Mgr1"><draw:path draw:style-name="Mgr8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17" draw:name="Shape4_88" draw:style-name="Mgr1"><draw:path draw:style-name="Mgr8" draw:text-style-name="MP2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39"/>
      </style:header>
      <style:header-left>
        <text:p text:style-name="Header"><text:span text:style-name="MT62">Proportionnalité et pourcentages</text:span><text:span text:style-name="MT63"> </text:span>: <text:span text:style-name="MT62">proportionnalité</text:span> </text:p>
        <text:p text:style-name="MP39"/>
      </style:header-left>
      <style:footer>
        <text:p text:style-name="MP1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0">Proportionnalité et pourcentages : proportionalité</text:p></draw:text-box></draw:frame><draw:g text:anchor-type="paragraph" draw:z-index="219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: </text:p></draw:text-box></draw:frame><draw:g text:anchor-type="paragraph" draw:z-index="220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22" draw:name="Shape4_7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21" draw:name="Shape4_10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10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23" draw:name="Shape3_4" draw:style-name="Mgr9" draw:text-style-name="MP14" svg:x1="12.104cm" svg:y1="0.392cm" svg:x2="20.497cm" svg:y2="0.36cm"><text:p/></draw:line><text:span text:style-name="MT57">Périmètre</text:span> : <text:span text:style-name="MT119">Coder et calculer</text:span></text:p>
      </style:header>
      <style:header-left>
        <text:p text:style-name="_5f_Header_20_M_20_page_20_impaire_20__28_D_29_"><draw:line text:anchor-type="paragraph" draw:z-index="224" draw:name="Shape3_18" draw:style-name="Mgr9" draw:text-style-name="MP14" svg:x1="12.104cm" svg:y1="0.392cm" svg:x2="20.497cm" svg:y2="0.36cm"><text:p/></draw:line><text:span text:style-name="MT57">Périmètre</text:span> : <text:span text:style-name="MT119">Coder et calculer</text:span></text:p>
      </style:header-left>
      <style:footer>
        <text:p text:style-name="MP2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25" draw:name="Shape4_103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5">Périmètre : </text:span><text:span text:style-name="MT12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35">Conversions d’unités : longueurs</text:span></text:p>
      </style:header>
      <style:header-left>
        <text:p text:style-name="_5f_Header_20_N_20_page_20_impaire_20__28_D_29_"><text:s/><text:span text:style-name="MT35">Conversions d’unités : longueurs</text:span></text:p>
      </style:header-left>
      <style:footer>
        <text:p text:style-name="MP1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longueurs</text:span><text:span text:style-name="MT28"> </text:span></text:p></draw:text-box></draw:frame><draw:g text:anchor-type="paragraph" draw:z-index="184" draw:name="Shape4_8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85" draw:name="Shape4_124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25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Conversions d’unités : longueurs</text:p></draw:text-box></draw:frame><draw:g text:anchor-type="paragraph" draw:z-index="188" draw:name="Shape4_127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86" draw:name="Shape4_133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Conversions d’unités : longueurs</text:p></draw:text-box></draw:frame><draw:g text:anchor-type="paragraph" draw:z-index="183" draw:name="Shape4_177" draw:style-name="Mgr1"><draw:path draw:style-name="Mgr7" draw:text-style-name="MP26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8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7" draw:name="Shape4_145" draw:style-name="Mgr1"><draw:path draw:style-name="Mgr7" draw:text-style-name="MP26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32">Conversions d’unités : </text:span><text:span text:style-name="MT121">Volume</text:span><text:span text:style-name="MT28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88" draw:name="Shape4_162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86" draw:name="Shape4_163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64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80"><text:span text:style-name="MT25"><text:s text:c="15"/>A</text:span>ires : Aire par comptage</text:p>
      </style:header>
      <style:footer>
        <text:p text:style-name="MP2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87" draw:name="Shape4_165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122">Aires</text:span><text:span text:style-name="MT55"> <text:s/>: </text:span><text:span text:style-name="MT122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1" draw:style-name="Mdp1">
      <style:header>
        <text:p text:style-name="MP81"><text:span text:style-name="MT88">Géométrie plane</text:span> : <text:span text:style-name="MT123">D</text:span><text:span text:style-name="MT88">roites, </text:span><text:span text:style-name="MT124">demi-droites </text:span><text:span text:style-name="MT125">&amp; </text:span><text:span text:style-name="MT124">segments</text:span></text:p>
      </style:header>
      <style:footer>
        <text:p text:style-name="MP1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89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26">Géométrie plane : </text:span><text:span text:style-name="MT92">droites, </text:span><text:span text:style-name="MT127">DEMI-droites et segments</text:span></text:p></draw:text-box></draw:frame></text:p>
      </style:footer>
      <style:footer-left>
        <text:p text:style-name="MP1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90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droites, </text:span><text:span text:style-name="MT12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0" draw:style-name="Mdp1">
      <style:header>
        <text:p text:style-name="MP6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91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92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1" draw:style-name="Mdp1">
      <style:header>
        <text:p text:style-name="_5f_Header_20_M_20_page_20_impaire_20__28_D_29_"><text:span text:style-name="MT128">Volumes : </text:span><text:span text:style-name="MT129">Calculs et conversions</text:span></text:p>
      </style:header>
      <style:header-left>
        <text:p text:style-name="_5f_Header_20_M_20_page_20_paire_20__28_G_29_"><text:span text:style-name="MT128">Volumes : </text:span><text:span text:style-name="MT129">Calculs et conversions</text:span></text:p>
      </style:header-left>
      <style:footer>
        <text:list xml:id="list3486818968" text:style-name="_5f_Numérotation_20_des_20_exercices">
          <text:list-item>
            <text:list>
              <text:list-item>
                <text:p text:style-name="MP83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/><text:span text:style-name="MT130">Volumes : </text:span><text:span text:style-name="MT131">Calculs et conversions</text:span> </text:p></draw:text-box></draw:frame><draw:g text:anchor-type="paragraph" draw:z-index="95" draw:name="Shape4_174" draw:style-name="Mgr1"><draw:path draw:style-name="Mgr6" draw:text-style-name="MP2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55042954659239" text:continue-numbering="true" text:style-name="_5f_Numérotation_20_des_20_exercices">
          <text:list-item>
            <text:list>
              <text:list-item>
                <text:p text:style-name="MP83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/><text:span text:style-name="MT130">Volumes : </text:span><text:span text:style-name="MT131">Calculs et conversions</text:span> </text:p></draw:text-box></draw:frame><draw:g text:anchor-type="paragraph" draw:z-index="94" draw:name="Shape4_175" draw:style-name="Mgr1"><draw:path draw:style-name="Mgr6" draw:text-style-name="MP2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0" draw:style-name="Mdp1">
      <style:header>
        <text:p text:style-name="MP85"><draw:path text:anchor-type="paragraph" draw:z-index="101" draw:name="Shape5_3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102" draw:name="Shape6_3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<draw:line text:anchor-type="paragraph" draw:z-index="103" draw:name="Shape7_6" draw:style-name="Mgr9" draw:text-style-name="MP14" svg:x1="9.042cm" svg:y1="0.36cm" svg:x2="20.461cm" svg:y2="0.36cm"><text:p/></draw:line>T<text:span text:style-name="MT132">itre de la série</text:span></text:p>
      </style:header>
      <style:header-left>
        <text:p text:style-name="MP85"><draw:path text:anchor-type="paragraph" draw:z-index="96" draw:name="Shape5_4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97" draw:name="Shape6_4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<draw:line text:anchor-type="paragraph" draw:z-index="98" draw:name="Shape7_3" draw:style-name="Mgr9" draw:text-style-name="MP14" svg:x1="9.042cm" svg:y1="0.36cm" svg:x2="20.461cm" svg:y2="0.36cm"><text:p/></draw:line>T<text:span text:style-name="MT132">itre de la série</text:span></text:p>
      </style:header-left>
      <style:footer>
        <text:p text:style-name="MP1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93" draw:name="Shape8_4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33">Angles</text:span> • <text:span text:style-name="MT13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7"><text:span text:style-name="MT25"><text:s text:c="15"/>A</text:span>ires : Aires de disques</text:p>
      </style:header>
      <style:footer>
        <text:p text:style-name="MP2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00" draw:name="Shape4_173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05" draw:name="Shape4_17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06" draw:name="Shape4_171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17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10" draw:name="Shape4_16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07" draw:name="Shape4_167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68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89"><text:span text:style-name="MT57"><text:s text:c="15"/>A</text:span><text:span text:style-name="MT134">ires : Problèmes d’aires</text:span></text:p>
      </style:header>
      <style:footer>
        <text:p text:style-name="MP2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09" draw:name="Shape4_169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113" draw:name="Shape4_181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111" draw:name="Shape4_182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108" draw:name="Shape4_183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1"><text:span text:style-name="MT25"><text:s text:c="15"/>A</text:span>ires : Aires de triangles</text:p>
      </style:header>
      <style:footer>
        <text:p text:style-name="MP2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14" draw:name="Shape4_178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0" draw:style-name="Mdp1">
      <style:header>
        <text:p text:style-name="MP85"><draw:line text:anchor-type="paragraph" draw:z-index="119" draw:name="Shape7_8" draw:style-name="Mgr9" draw:text-style-name="MP14" svg:x1="9.042cm" svg:y1="0.36cm" svg:x2="20.461cm" svg:y2="0.36cm"><text:p/></draw:line><draw:path text:anchor-type="paragraph" draw:z-index="120" draw:name="Shape5_1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121" draw:name="Shape6_2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T<text:span text:style-name="MT132">itre de la série</text:span></text:p>
      </style:header>
      <style:header-left>
        <text:p text:style-name="MP85"><draw:line text:anchor-type="paragraph" draw:z-index="115" draw:name="Shape7_9" draw:style-name="Mgr9" draw:text-style-name="MP14" svg:x1="9.042cm" svg:y1="0.36cm" svg:x2="20.461cm" svg:y2="0.36cm"><text:p/></draw:line><draw:path text:anchor-type="paragraph" draw:z-index="116" draw:name="Shape5_2" draw:style-name="Mgr14" draw:text-style-name="MP86" svg:width="4.329cm" svg:height="2.24cm" svg:x="-1.499cm" svg:y="-1cm" svg:viewBox="0 0 4330 2241" svg:d="M0 2241l3984-288c209-15 363-168 345-342l-170-1611h-4159z"><text:p/></draw:path><draw:frame text:anchor-type="paragraph" draw:z-index="117" draw:name="Shape6_5" draw:style-name="Mgr4" draw:text-style-name="MP15" svg:width="2.703cm" svg:height="0.715cm" draw:transform="rotate (0.0872664625997165) translate (-0.172861111111111cm 0.218722222222222cm)"><draw:text-box><text:p text:style-name="MP14"><text:span text:style-name="MT19">Série 1</text:span></text:p></draw:text-box></draw:frame>T<text:span text:style-name="MT132">itre de la série</text:span></text:p>
      </style:header-left>
      <style:footer>
        <text:p text:style-name="MP1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12" draw:name="Shape8_5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33">Angles</text:span> • <text:span text:style-name="MT13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1" draw:style-name="Mdp1">
      <style:header>
        <text:p text:style-name="MP93">Volumes : Volumes par comptage</text:p>
      </style:header>
      <style:footer>
        <text:p text:style-name="MP1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18" draw:name="Shape4_179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/><text:span text:style-name="MT13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4"><draw:line text:anchor-type="paragraph" draw:z-index="355" draw:name="Shape3_33" draw:style-name="Mgr3" draw:text-style-name="MP14" svg:x1="15.12cm" svg:y1="0.36cm" svg:x2="20.496cm" svg:y2="0.36cm"><text:p/></draw:line><text:s/><text:span text:style-name="MT135">Angles</text:span> : <text:span text:style-name="MT136">Comprendre la notion d’angle</text:span></text:p>
      </style:header>
      <style:footer>
        <text:p text:style-name="MP1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/text:p>
      </style:footer>
      <style:footer-left>
        <text:p text:style-name="MP1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137">Angles</text:span><text:span text:style-name="MT28"> : </text:span><text:span text:style-name="MT13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20" draw:name="Shape3_7" draw:style-name="Mgr3" draw:text-style-name="MP14" svg:x1="15.12cm" svg:y1="0.36cm" svg:x2="20.496cm" svg:y2="0.36cm"><text:p/></draw:line><text:s/><text:span text:style-name="MT138">Angles : </text:span>Angles : <text:span text:style-name="MT136">Comprendre la notion d’angle</text:span></text:p>
      </style:header>
      <style:header-left>
        <text:p text:style-name="MP95"><draw:line text:anchor-type="paragraph" draw:z-index="21" draw:name="Shape3_29" draw:style-name="Mgr3" draw:text-style-name="MP14" svg:x1="15.12cm" svg:y1="0.36cm" svg:x2="20.496cm" svg:y2="0.36cm"><text:p/></draw:line>Angles : <text:span text:style-name="MT13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0">Mesurer un angle</text:span></text:p></draw:text-box></draw:frame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39">Angles : </text:span><text:span text:style-name="MT14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54" draw:name="Shape4_184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53" draw:name="Shape4_186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draw:g text:anchor-type="paragraph" draw:z-index="350" draw:name="Shape4_185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56" draw:name="Shape3_35" draw:style-name="Mgr3" draw:text-style-name="MP14" svg:x1="11.344cm" svg:y1="0.358cm" svg:x2="20.497cm" svg:y2="0.36cm"><text:p/></draw:line><text:span text:style-name="MT143">Angles </text:span>: Nommer un angle</text:p>
      </style:header>
      <style:footer>
        <text:p text:style-name="MP22"><draw:frame draw:style-name="Mfr1" draw:name="Frame71111112111" text:anchor-type="paragraph" svg:y="-0.06cm" draw:z-index="0"><draw:text-box fo:min-height="0.499cm" fo:min-width="7.096cm"><draw:frame draw:style-name="Mfr2" draw:name="Frame8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7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_5f_Header_20_G_20_page_20_paire_20__28_G_29_"><draw:line text:anchor-type="paragraph" draw:z-index="351" draw:name="Shape3_30" draw:style-name="Mgr3" draw:text-style-name="MP14" svg:x1="11.435cm" svg:y1="0.388cm" svg:x2="20.496cm" svg:y2="0.36cm"><text:p/></draw:line><text:span text:style-name="MT144">Angles</text:span> : <text:span text:style-name="MT144">Mesurer un angle</text:span></text:p>
      </style:header-left>
      <style:footer>
        <text:p text:style-name="MP1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52" draw:name="Shape4_176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145">Angles </text:span><text:span text:style-name="MT28">: </text:span><text:span text:style-name="MT14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49" draw:name="Shape3_31" draw:style-name="Mgr3" draw:text-style-name="MP14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8" draw:name="Shape3_32" draw:style-name="Mgr3" draw:text-style-name="MP14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header-left>
        <text:p text:style-name="Header"><text:s/><text:span text:style-name="MT26">Calculer</text:span> : <text:span text:style-name="MT26">Additionner et soustraire</text:span></text:p>
      </style:header-left>
      <style:footer>
        <text:p text:style-name="MP1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346" draw:name="Shape4_180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347" draw:name="Shape4_188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18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44" draw:name="Shape3_34" draw:style-name="Mgr3" draw:text-style-name="MP14" svg:x1="15.448cm" svg:y1="0.365cm" svg:x2="20.496cm" svg:y2="0.36cm"><text:p/></draw:line><text:span text:style-name="MT147">Angles</text:span><text:span text:style-name="MT148"> : </text:span><text:span text:style-name="MT149">Calculer des mesures d’angle</text:span></text:p>
      </style:header>
      <style:header-left>
        <text:p text:style-name="_5f_Header_20_G_20_page_20_paire_20__28_G_29_"><draw:line text:anchor-type="paragraph" draw:z-index="345" draw:name="Shape3_36" draw:style-name="Mgr3" draw:text-style-name="MP14" svg:x1="15.448cm" svg:y1="0.365cm" svg:x2="20.496cm" svg:y2="0.36cm"><text:p/></draw:line><text:span text:style-name="MT147">Angles : </text:span><text:span text:style-name="MT14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4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50">Calculer des </text:span><text:span text:style-name="MT146">Mesure</text:span><text:span text:style-name="MT150">s</text:span><text:span text:style-name="MT14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39">Angles : </text:span><text:span text:style-name="MT15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69">R</text:span>epères du plan : Se repérer</text:p>
      </style:header>
      <style:header-left>
        <text:p text:style-name="_5f_Header_20_G_20_page_20_paire_20__28_G_29_"><text:span text:style-name="MT69">R</text:span>epères du plan : Se repérer</text:p>
      </style:header-left>
      <style:footer>
        <text:p text:style-name="MP1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Repères du plan : Se repérer</text:p></draw:text-box></draw:frame><draw:g text:anchor-type="paragraph" draw:z-index="122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1">Repères du plan : se repérer</text:p></draw:text-box></draw:frame><draw:g text:anchor-type="paragraph" draw:z-index="123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5"><text:span text:style-name="MT75">Repères du plan : Se repérer</text:span> </text:p>
      </style:header>
      <style:footer>
        <text:p text:style-name="MP2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24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>
      <style:footer-left>
        <text:p text:style-name="MP1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25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52">R</text:span><text:span text:style-name="MT153">epères du plan : Se </text:span><text:span text:style-name="MT154">déplacer</text:span></text:p>
      </style:header>
      <style:footer>
        <text:p text:style-name="MP1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8">Repères du plan : Se </text:span><text:span text:style-name="MT155">déplacer</text:span></text:p></draw:text-box></draw:frame><draw:g text:anchor-type="paragraph" draw:z-index="126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<text:span text:style-name="MT28">Repères du plan : se </text:span><text:span text:style-name="MT155">déplacer</text:span></text:p></draw:text-box></draw:frame><draw:g text:anchor-type="paragraph" draw:z-index="127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5"><text:span text:style-name="MT75">Repères du plan : Se repérer</text:span> </text:p>
      </style:header>
      <style:footer>
        <text:p text:style-name="MP2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28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>
      <style:footer-left>
        <text:p text:style-name="MP1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29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69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0" draw:style-name="Mdp1">
      <style:header>
        <text:p text:style-name="MP6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30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31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1" draw:style-name="Mdp1">
      <style:header>
        <text:p text:style-name="_5f_Header_20_G_20_page_20_paire_20__28_G_29_"><text:span text:style-name="MT88">Géométrie plane</text:span> : <text:span text:style-name="MT88">Points, droites </text:span><text:span text:style-name="MT156">et cercles</text:span></text:p>
      </style:header>
      <style:footer>
        <text:p text:style-name="MP1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32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Géométrie plane : points, droites <text:span text:style-name="MT157">et cercles</text:span></text:p></draw:text-box></draw:frame></text:p>
      </style:footer>
      <style:footer-left>
        <text:p text:style-name="MP1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33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Géométrie plane : points, droites <text:span text:style-name="MT15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0" draw:style-name="Mdp1">
      <style:header>
        <text:p text:style-name="MP6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34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35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1" draw:style-name="Mdp1">
      <style:header>
        <text:p text:style-name="_5f_Header_20_G_20_page_20_impaire_20__28_D_29_"><text:span text:style-name="MT88">Géométrie plane</text:span> : <text:span text:style-name="MT158">Milieu, alignement, </text:span><text:span text:style-name="MT159">appartenance</text:span></text:p>
      </style:header>
      <style:footer>
        <text:p text:style-name="MP2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36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26">Géométrie plane : </text:span><text:span text:style-name="MT160">milieu, Alignement, </text:span><text:span text:style-name="MT161">APPARTENANCE</text:span></text:p></draw:text-box></draw:frame></text:p>
      </style:footer>
      <style:footer-left>
        <text:p text:style-name="MP1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37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160">milieu, alignement, </text:span><text:span text:style-name="MT16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38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139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>
      <style:footer>
        <text:p text:style-name="MP22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2"><draw:g text:anchor-type="paragraph" draw:z-index="140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Géométrie plane : </text:span><text:span text:style-name="MT93">Parallèles, perpendiculaires, </text:span><text:span text:style-name="MT9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draw:g text:anchor-type="paragraph" draw:z-index="141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3"><text:span text:style-name="MT163">Géométrie plane</text:span><text:span text:style-name="MT164"> : </text:span><text:span text:style-name="MT165">Vocabulaire</text:span></text:p>
      </style:header>
      <style:header-left>
        <text:p text:style-name="MP103"><text:span text:style-name="MT163">Géométrie plane</text:span><text:span text:style-name="MT164"> : </text:span><text:span text:style-name="MT165">Vocabulaire</text:span></text:p>
      </style:header-left>
      <style:footer>
        <text:p text:style-name="MP1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2">Géométrie plane : </text:span><text:span text:style-name="MT166">vocabulaire</text:span></text:p></draw:text-box></draw:frame><draw:g text:anchor-type="paragraph" draw:z-index="142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2">Géométrie plane : </text:span><text:span text:style-name="MT166">vocabulaire</text:span></text:p></draw:text-box></draw:frame><draw:g text:anchor-type="paragraph" draw:z-index="143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88">Géométrie plane, </text:span><text:span text:style-name="MT167">partie 1</text:span> : <text:span text:style-name="MT168">coder</text:span></text:p>
      </style:header>
      <style:footer>
        <text:p text:style-name="MP2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2"><text:span text:style-name="MT126">Géométrie plane, </text:span><text:span text:style-name="MT169">partie 1</text:span><text:span text:style-name="MT126"> : </text:span><text:span text:style-name="MT170">coder</text:span></text:p></draw:text-box></draw:frame><draw:g text:anchor-type="paragraph" draw:z-index="144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92">Géométrie plane, </text:span><text:span text:style-name="MT169">partie 1</text:span><text:span text:style-name="MT92"> : </text:span><text:span text:style-name="MT170">coder</text:span></text:p></draw:text-box></draw:frame><draw:g text:anchor-type="paragraph" draw:z-index="145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3"><text:span text:style-name="MT163">Géométrie plane</text:span><text:span text:style-name="MT164"> : </text:span><text:span text:style-name="MT165">Vocabulaire</text:span></text:p>
      </style:header>
      <style:footer>
        <text:p text:style-name="MP1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2">Géométrie plane : </text:span><text:span text:style-name="MT166">vocabulaire</text:span></text:p></draw:text-box></draw:frame><draw:g text:anchor-type="paragraph" draw:z-index="146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92">Géométrie plane : </text:span><text:span text:style-name="MT166">vocabulaire</text:span></text:p></draw:text-box></draw:frame><draw:g text:anchor-type="paragraph" draw:z-index="147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88">Géométrie plane, </text:span><text:span text:style-name="MT167">partie 1</text:span> : <text:span text:style-name="MT171">Assembler et décomposer</text:span></text:p>
      </style:header>
      <style:footer>
        <text:p text:style-name="MP2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2"><text:span text:style-name="MT126">Géométrie plane, </text:span><text:span text:style-name="MT169">partie 1</text:span><text:span text:style-name="MT126"> : </text:span><text:span text:style-name="MT172">assembler et décomposer</text:span></text:p></draw:text-box></draw:frame><draw:g text:anchor-type="paragraph" draw:z-index="151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48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, </text:span><text:span text:style-name="MT169">partie 1</text:span><text:span text:style-name="MT92"> : </text:span><text:span text:style-name="MT172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4"><draw:line text:anchor-type="paragraph" draw:z-index="276" draw:name="Shape3_39" draw:style-name="Mgr11" draw:text-style-name="MP14" svg:x1="10.308cm" svg:y1="0.388cm" svg:x2="20.496cm" svg:y2="0.36cm"><text:p/></draw:line><draw:path text:anchor-type="paragraph" draw:z-index="277" draw:name="Shape1_12" draw:style-name="Mgr10" draw:text-style-name="MP56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>
      <style:footer>
        <text:p text:style-name="MP2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78" draw:name="Shape4_258" draw:style-name="Mgr1"><draw:path draw:style-name="Mgr7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10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26">Calculer</text:span> : <text:span text:style-name="MT26">Additionner et soustraire</text:span></text:p>
      </style:header>
      <style:footer>
        <text:p text:style-name="MP1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 : additionner et soustraire</text:span><text:span text:style-name="MT28"> </text:span></text:p></draw:text-box></draw:frame><draw:g text:anchor-type="paragraph" draw:z-index="250" draw:name="Shape4_85" draw:style-name="Mgr1"><draw:path draw:style-name="Mgr7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<text:span text:style-name="MT27">Calculer</text:span><text:span text:style-name="MT28"> : </text:span><text:span text:style-name="MT27">additionner et soustraire</text:span></text:p></draw:text-box></draw:frame><draw:g text:anchor-type="paragraph" draw:z-index="247" draw:name="Shape4_260" draw:style-name="Mgr1"><draw:path draw:style-name="Mgr7" draw:text-style-name="MP26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87" draw:style-name="Mgr1"><draw:path draw:style-name="Mgr8" draw:text-style-name="MP2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50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51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91"> : </text:span><text:span text:style-name="MT177">Reconnaissance et axes</text:span></text:p>
      </style:header>
      <style:footer>
        <text:p text:style-name="MP2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48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9">S</text:span>ymétrie axiale : reconnaissance et axes</text:h></draw:text-box></draw:frame></text:p>
      </style:footer>
      <style:footer-left>
        <text:p text:style-name="MP1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49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91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6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7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6">Symétrie axiale</text:span><text:span text:style-name="MT91"> : </text:span><text:span text:style-name="MT176">Médiatrice d’un segment</text:span></text:p>
      </style:header>
      <style:footer>
        <text:p text:style-name="MP22"><draw:frame draw:style-name="Mfr1" draw:name="Frame913" text:anchor-type="paragraph" svg:y="-0.06cm" draw:z-index="0"><draw:text-box fo:min-height="0.499cm" fo:min-width="7.096cm"><draw:frame draw:style-name="Mfr2" draw:name="Frame10131" text:anchor-type="frame" svg:x="0.45cm" svg:y="0.079cm" svg:width="0.817cm" draw:z-index="0"><draw:text-box fo:min-height="0.355cm"><text:p text:style-name="MP2"><draw:g text:anchor-type="paragraph" draw:z-index="44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1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45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2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42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7">Symétrie axiale : constructions</text:p></draw:text-box></draw:frame><draw:g text:anchor-type="paragraph" draw:z-index="43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69">S</text:span><text:span text:style-name="MT91">ymétrie axiale : Constructions</text:span></text:p>
      </style:header>
      <style:footer>
        <text:p text:style-name="MP2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40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69">S</text:span>ymétrie axiale : Constructions</text:h></draw:text-box></draw:frame></text:p>
      </style:footer>
      <style:footer-left>
        <text:p text:style-name="MP1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41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-left>
      <style:footer>
        <text:p text:style-name="MP1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8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9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80">Symétrie axiale</text:span><text:span text:style-name="MT91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91"> : </text:span><text:span text:style-name="MT181">Axes de symétrie de figures</text:span></text:p>
      </style:header-left>
      <style:footer>
        <text:p text:style-name="MP2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36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69">S</text:span>ymétrie axiale : axes de symétrie de figures</text:p></draw:text-box></draw:frame></text:p>
      </style:footer>
      <style:footer-left>
        <text:p text:style-name="MP1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37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4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5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69">S</text:span>ymétrie : Propriétés</text:p>
      </style:header>
      <style:footer>
        <text:p text:style-name="MP2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32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9">S</text:span>ymétrie axiale : propriétés</text:p></draw:text-box></draw:frame></text:p>
      </style:footer>
      <style:footer-left>
        <text:p text:style-name="MP1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33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5"><text:span text:style-name="MT173">Géométrie plane</text:span><text:span text:style-name="MT1"> : </text:span><text:span text:style-name="MT174">Parallèles, perpendiculaires,<text:line-break/> </text:span><text:span text:style-name="MT175">distances</text:span></text:p>
      </style:header>
      <style:footer>
        <text:p text:style-name="MP1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0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31" text:anchor-type="paragraph" svg:y="-0.06cm" draw:z-index="0"><draw:text-box fo:min-height="0.499cm" fo:min-width="3cm"><draw:frame draw:style-name="Mfr2" draw:name="Frame8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2"><text:span text:style-name="MT162">Géométrie plane : </text:span><text:span text:style-name="MT89">parallèles, perpendiculaires, </text:span><text:span text:style-name="MT69">distances</text:span></text:p></draw:text-box></draw:frame><draw:g text:anchor-type="paragraph" draw:z-index="31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2"><text:span text:style-name="MT69">S</text:span>ymétrie axiale : pour aller plus loin</text:p>
      </style:header>
      <style:footer>
        <text:p text:style-name="MP2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28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9">S</text:span>ymétrie axiale : pour aller plus loin</text:p></draw:text-box></draw:frame></text:p>
      </style:footer>
      <style:footer-left>
        <text:p text:style-name="MP1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29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22" draw:name="Shape3_1" draw:style-name="Mgr15" draw:text-style-name="MP14" svg:x1="10.893cm" svg:y1="0.403cm" svg:x2="20.503cm" svg:y2="0.327cm"><text:p/></draw:line><draw:path text:anchor-type="char" draw:z-index="23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6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25" draw:name="Shape3_38" draw:style-name="Mgr15" draw:text-style-name="MP14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24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7">Résoudre des problèmes</text:p></draw:text-box></draw:frame><draw:g text:anchor-type="paragraph" draw:z-index="27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4T15:50:40.644000000</dc:date>
    <meta:editing-duration>P1DT9H9M3S</meta:editing-duration>
    <meta:editing-cycles>115</meta:editing-cycles>
    <meta:generator>LibreOffice/7.1.1.2$Windows_X86_64 LibreOffice_project/fe0b08f4af1bacafe4c7ecc87ce55bb426164676</meta:generator>
    <meta:document-statistic meta:table-count="0" meta:image-count="0" meta:object-count="1" meta:page-count="4" meta:paragraph-count="752" meta:word-count="2819" meta:character-count="18641" meta:non-whitespace-character-count="16193"/>
    <meta:template xlink:type="simple" xlink:actuate="onRequest" xlink:title="lycee_v3" xlink:href="../../fichiers%20définitifs/Modele_cahier.ott" meta:date="2021-07-09T13:45:32.011278978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over{10}</annotation>
  </semantics>
</math>
</file>